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6cm"/>
    </style:style>
    <style:style style:name="co3" style:family="table-column">
      <style:table-column-properties fo:break-before="auto" style:column-width="2.71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name-complex="DejaVu Sa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3d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construct: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Compared to pre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pre </text:p>
          </table:table-cell>
          <table:table-cell office:value-type="float" office:value="1341" calcext:value-type="float">
            <text:p>1341</text:p>
          </table:table-cell>
          <table:table-cell office:value-type="float" office:value="0.0326791500001491" calcext:value-type="float">
            <text:p>0.032679150000149</text:p>
          </table:table-cell>
          <table:table-cell office:value-type="float" office:value="0.0324389480001628" calcext:value-type="float">
            <text:p>0.032438948000163</text:p>
          </table:table-cell>
          <table:table-cell office:value-type="float" office:value="0.0328041039997515" calcext:value-type="float">
            <text:p>0.032804103999752</text:p>
          </table:table-cell>
          <table:table-cell/>
          <table:table-cell table:formula="of:=AVERAGE([.C2:.E2])" office:value-type="float" office:value="0.0326407340000211" calcext:value-type="float">
            <text:p>0.032640734000021</text:p>
          </table:table-cell>
          <table:table-cell/>
          <table:table-cell table:formula="of:=[.G2]/[.G2]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390778299999965" calcext:value-type="float">
            <text:p>0.390778299999965</text:p>
          </table:table-cell>
          <table:table-cell office:value-type="float" office:value="0.386970753000242" calcext:value-type="float">
            <text:p>0.386970753000242</text:p>
          </table:table-cell>
          <table:table-cell office:value-type="float" office:value="0.385649678999926" calcext:value-type="float">
            <text:p>0.385649678999926</text:p>
          </table:table-cell>
          <table:table-cell/>
          <table:table-cell table:formula="of:=AVERAGE([.C3:.E3])" office:value-type="float" office:value="0.387799577333377" calcext:value-type="float">
            <text:p>0.387799577333377</text:p>
          </table:table-cell>
          <table:table-cell/>
          <table:table-cell table:formula="of:=[.G3]/[.G3]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4.64609694599994" calcext:value-type="float">
            <text:p>4.64609694599994</text:p>
          </table:table-cell>
          <table:table-cell office:value-type="float" office:value="4.61326179199978" calcext:value-type="float">
            <text:p>4.61326179199978</text:p>
          </table:table-cell>
          <table:table-cell office:value-type="float" office:value="4.62870679599973" calcext:value-type="float">
            <text:p>4.62870679599973</text:p>
          </table:table-cell>
          <table:table-cell/>
          <table:table-cell table:formula="of:=AVERAGE([.C4:.E4])" office:value-type="float" office:value="4.62935517799982" calcext:value-type="float">
            <text:p>4.62935517799982</text:p>
          </table:table-cell>
          <table:table-cell/>
          <table:table-cell table:formula="of:=[.G4]/[.G4]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59.6147002910002" calcext:value-type="float">
            <text:p>59.6147002910002</text:p>
          </table:table-cell>
          <table:table-cell office:value-type="float" office:value="60.358248733" calcext:value-type="float">
            <text:p>60.358248733</text:p>
          </table:table-cell>
          <table:table-cell office:value-type="float" office:value="58.9833978759998" calcext:value-type="float">
            <text:p>58.9833978759998</text:p>
          </table:table-cell>
          <table:table-cell/>
          <table:table-cell table:formula="of:=AVERAGE([.C5:.E5])" office:value-type="float" office:value="59.6521156333333" calcext:value-type="float">
            <text:p>59.6521156333333</text:p>
          </table:table-cell>
          <table:table-cell/>
          <table:table-cell table:formula="of:=[.G5]/[.G5]" office:value-type="percentage" office:value="1" calcext:value-type="percentage">
            <text:p>100.00%</text:p>
          </table:table-cell>
          <table:table-cell table:number-columns-repeated="12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random</text:p>
          </table:table-cell>
          <table:table-cell office:value-type="float" office:value="1341" calcext:value-type="float">
            <text:p>1341</text:p>
          </table:table-cell>
          <table:table-cell office:value-type="float" office:value="0.0453352109998377" calcext:value-type="float">
            <text:p>0.045335210999838</text:p>
          </table:table-cell>
          <table:table-cell office:value-type="float" office:value="0.0451689380001881" calcext:value-type="float">
            <text:p>0.045168938000188</text:p>
          </table:table-cell>
          <table:table-cell office:value-type="float" office:value="0.0451200259999496" calcext:value-type="float">
            <text:p>0.04512002599995</text:p>
          </table:table-cell>
          <table:table-cell/>
          <table:table-cell table:formula="of:=AVERAGE([.C7:.E7])" office:value-type="float" office:value="0.0452080583333251" calcext:value-type="float">
            <text:p>0.045208058333325</text:p>
          </table:table-cell>
          <table:table-cell/>
          <table:table-cell table:formula="of:=[.G7]/[.G2]" office:value-type="percentage" office:value="1.38501966081081" calcext:value-type="percentage">
            <text:p>138.50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578578344000107" calcext:value-type="float">
            <text:p>0.578578344000107</text:p>
          </table:table-cell>
          <table:table-cell office:value-type="float" office:value="0.581636303000323" calcext:value-type="float">
            <text:p>0.581636303000323</text:p>
          </table:table-cell>
          <table:table-cell office:value-type="float" office:value="0.586106807000306" calcext:value-type="float">
            <text:p>0.586106807000306</text:p>
          </table:table-cell>
          <table:table-cell/>
          <table:table-cell table:formula="of:=AVERAGE([.C8:.E8])" office:value-type="float" office:value="0.582107151333579" calcext:value-type="float">
            <text:p>0.582107151333579</text:p>
          </table:table-cell>
          <table:table-cell/>
          <table:table-cell table:formula="of:=[.G8]/[.G3]" office:value-type="percentage" office:value="1.50105153630212" calcext:value-type="percentage">
            <text:p>150.11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8.50696902600021" calcext:value-type="float">
            <text:p>8.50696902600021</text:p>
          </table:table-cell>
          <table:table-cell office:value-type="float" office:value="8.73993573400003" calcext:value-type="float">
            <text:p>8.73993573400003</text:p>
          </table:table-cell>
          <table:table-cell office:value-type="float" office:value="8.42164546599997" calcext:value-type="float">
            <text:p>8.42164546599997</text:p>
          </table:table-cell>
          <table:table-cell/>
          <table:table-cell table:formula="of:=AVERAGE([.C9:.E9])" office:value-type="float" office:value="8.55618340866674" calcext:value-type="float">
            <text:p>8.55618340866674</text:p>
          </table:table-cell>
          <table:table-cell/>
          <table:table-cell table:formula="of:=[.G9]/[.G4]" office:value-type="percentage" office:value="1.84824518311502" calcext:value-type="percentage">
            <text:p>184.82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118.688964015" calcext:value-type="float">
            <text:p>118.688964015</text:p>
          </table:table-cell>
          <table:table-cell office:value-type="float" office:value="118.44875881" calcext:value-type="float">
            <text:p>118.44875881</text:p>
          </table:table-cell>
          <table:table-cell office:value-type="float" office:value="118.116139988001" calcext:value-type="float">
            <text:p>118.116139988001</text:p>
          </table:table-cell>
          <table:table-cell/>
          <table:table-cell table:formula="of:=AVERAGE([.C10:.E10])" office:value-type="float" office:value="118.417954271" calcext:value-type="float">
            <text:p>118.417954271</text:p>
          </table:table-cell>
          <table:table-cell/>
          <table:table-cell table:formula="of:=[.G10]/[.G5]" office:value-type="percentage" office:value="1.98514257229175" calcext:value-type="percentage">
            <text:p>198.51%</text:p>
          </table:table-cell>
          <table:table-cell table:number-columns-repeated="12"/>
        </table:table-row>
        <table:table-row table:style-name="ro2">
          <table:table-cell table:number-columns-repeated="21"/>
        </table:table-row>
        <table:table-row table:style-name="ro2">
          <table:table-cell office:value-type="string" calcext:value-type="string">
            <text:p>seeded</text:p>
          </table:table-cell>
          <table:table-cell office:value-type="float" office:value="1341" calcext:value-type="float">
            <text:p>1341</text:p>
          </table:table-cell>
          <table:table-cell office:value-type="float" office:value="0.0378485279998131" calcext:value-type="float">
            <text:p>0.037848527999813</text:p>
          </table:table-cell>
          <table:table-cell office:value-type="float" office:value="0.0380495350000274" calcext:value-type="float">
            <text:p>0.038049535000027</text:p>
          </table:table-cell>
          <table:table-cell office:value-type="float" office:value="0.0382401840001876" calcext:value-type="float">
            <text:p>0.038240184000188</text:p>
          </table:table-cell>
          <table:table-cell/>
          <table:table-cell table:formula="of:=AVERAGE([.C12:.E12])" office:value-type="float" office:value="0.0380460823333427" calcext:value-type="float">
            <text:p>0.038046082333343</text:p>
          </table:table-cell>
          <table:table-cell/>
          <table:table-cell table:formula="of:=[.G12]/[.G2]" office:value-type="percentage" office:value="1.16560131072169" calcext:value-type="percentage">
            <text:p>116.56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502468043000135" calcext:value-type="float">
            <text:p>0.502468043000135</text:p>
          </table:table-cell>
          <table:table-cell office:value-type="float" office:value="0.503749110999706" calcext:value-type="float">
            <text:p>0.503749110999706</text:p>
          </table:table-cell>
          <table:table-cell office:value-type="float" office:value="0.49097132199995" calcext:value-type="float">
            <text:p>0.49097132199995</text:p>
          </table:table-cell>
          <table:table-cell/>
          <table:table-cell table:formula="of:=AVERAGE([.C13:.E13])" office:value-type="float" office:value="0.499062825333264" calcext:value-type="float">
            <text:p>0.499062825333264</text:p>
          </table:table-cell>
          <table:table-cell/>
          <table:table-cell table:formula="of:=[.G13]/[.G3]" office:value-type="percentage" office:value="1.28690915231256" calcext:value-type="percentage">
            <text:p>128.69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7.4976095840002" calcext:value-type="float">
            <text:p>7.4976095840002</text:p>
          </table:table-cell>
          <table:table-cell office:value-type="float" office:value="7.3771557770001" calcext:value-type="float">
            <text:p>7.3771557770001</text:p>
          </table:table-cell>
          <table:table-cell office:value-type="float" office:value="7.35072247800008" calcext:value-type="float">
            <text:p>7.35072247800008</text:p>
          </table:table-cell>
          <table:table-cell/>
          <table:table-cell table:formula="of:=AVERAGE([.C14:.E14])" office:value-type="float" office:value="7.40849594633346" calcext:value-type="float">
            <text:p>7.40849594633346</text:p>
          </table:table-cell>
          <table:table-cell/>
          <table:table-cell table:formula="of:=[.G14]/[.G4]" office:value-type="percentage" office:value="1.60032999445387" calcext:value-type="percentage">
            <text:p>160.03%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97.8789567599997" calcext:value-type="float">
            <text:p>97.8789567599997</text:p>
          </table:table-cell>
          <table:table-cell office:value-type="float" office:value="98.645224029" calcext:value-type="float">
            <text:p>98.645224029</text:p>
          </table:table-cell>
          <table:table-cell office:value-type="float" office:value="99.0533246610003" calcext:value-type="float">
            <text:p>99.0533246610003</text:p>
          </table:table-cell>
          <table:table-cell/>
          <table:table-cell table:formula="of:=AVERAGE([.C15:.E15])" office:value-type="float" office:value="98.52583515" calcext:value-type="float">
            <text:p>98.52583515</text:p>
          </table:table-cell>
          <table:table-cell/>
          <table:table-cell table:formula="of:=[.G15]/[.G5]" office:value-type="percentage" office:value="1.65167377726573" calcext:value-type="percentage">
            <text:p>165.17%</text:p>
          </table:table-cell>
          <table:table-cell table:number-columns-repeated="12"/>
        </table:table-row>
      </table:table>
      <table:table table:name="search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default-cell-style-name="ce2"/>
        <table:table-row table:style-name="ro3">
          <table:table-cell table:style-name="ce1" office:value-type="string" calcext:value-type="string">
            <text:p>pre 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/>
          <table:table-cell table:style-name="Default" office:value-type="string" calcext:value-type="string">
            <text:p>compared to pre</text:p>
          </table:table-cell>
          <table:table-cell table:style-name="Default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273290530003578" calcext:value-type="float">
            <text:p>0.027329053000358</text:p>
          </table:table-cell>
          <table:table-cell office:value-type="float" office:value="0.0206013059996621" calcext:value-type="float">
            <text:p>0.020601305999662</text:p>
          </table:table-cell>
          <table:table-cell office:value-type="float" office:value="0.0174783160000516" calcext:value-type="float">
            <text:p>0.017478316000052</text:p>
          </table:table-cell>
          <table:table-cell/>
          <table:table-cell table:formula="of:=AVERAGE([.D2:.F2])" office:value-type="float" office:value="0.0218028916666905" calcext:value-type="float">
            <text:p>0.021802891666691</text:p>
          </table:table-cell>
          <table:table-cell table:formula="of:=STDEV([.D2:.F2])" office:value-type="float" office:value="0.00503409484899785" calcext:value-type="float">
            <text:p>0.005034094848998</text:p>
          </table:table-cell>
          <table:table-cell/>
          <table:table-cell table:formula="of:=[.H2]/[.H2]" office:value-type="percentage" office:value="1" calcext:value-type="percentage">
            <text:p>100.00%</text:p>
          </table:table-cell>
          <table:table-cell table:formula="of:=[.I2]/[.I2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184317677999388" calcext:value-type="float">
            <text:p>0.184317677999388</text:p>
          </table:table-cell>
          <table:table-cell office:value-type="float" office:value="0.155252382000072" calcext:value-type="float">
            <text:p>0.155252382000072</text:p>
          </table:table-cell>
          <table:table-cell office:value-type="float" office:value="0.15756995799984" calcext:value-type="float">
            <text:p>0.15756995799984</text:p>
          </table:table-cell>
          <table:table-cell/>
          <table:table-cell table:formula="of:=AVERAGE([.D3:.F3])" office:value-type="float" office:value="0.1657133393331" calcext:value-type="float">
            <text:p>0.1657133393331</text:p>
          </table:table-cell>
          <table:table-cell table:formula="of:=STDEV([.D3:.F3])" office:value-type="float" office:value="0.0161534470790646" calcext:value-type="float">
            <text:p>0.016153447079065</text:p>
          </table:table-cell>
          <table:table-cell/>
          <table:table-cell table:formula="of:=[.H3]/[.H3]" office:value-type="percentage" office:value="1" calcext:value-type="percentage">
            <text:p>100.00%</text:p>
          </table:table-cell>
          <table:table-cell table:formula="of:=[.I3]/[.I3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83564913100054" calcext:value-type="float">
            <text:p>1.83564913100054</text:p>
          </table:table-cell>
          <table:table-cell office:value-type="float" office:value="1.55699226500019" calcext:value-type="float">
            <text:p>1.55699226500019</text:p>
          </table:table-cell>
          <table:table-cell office:value-type="float" office:value="1.54822983400027" calcext:value-type="float">
            <text:p>1.54822983400027</text:p>
          </table:table-cell>
          <table:table-cell/>
          <table:table-cell table:formula="of:=AVERAGE([.D4:.F4])" office:value-type="float" office:value="1.646957076667" calcext:value-type="float">
            <text:p>1.646957076667</text:p>
          </table:table-cell>
          <table:table-cell table:formula="of:=STDEV([.D4:.F4])" office:value-type="float" office:value="0.163470834021594" calcext:value-type="float">
            <text:p>0.163470834021594</text:p>
          </table:table-cell>
          <table:table-cell/>
          <table:table-cell table:formula="of:=[.H4]/[.H4]" office:value-type="percentage" office:value="1" calcext:value-type="percentage">
            <text:p>100.00%</text:p>
          </table:table-cell>
          <table:table-cell table:formula="of:=[.I4]/[.I4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.4776153889998" calcext:value-type="float">
            <text:p>16.4776153889998</text:p>
          </table:table-cell>
          <table:table-cell office:value-type="float" office:value="16.3530034639998" calcext:value-type="float">
            <text:p>16.3530034639998</text:p>
          </table:table-cell>
          <table:table-cell office:value-type="float" office:value="16.2501620040002" calcext:value-type="float">
            <text:p>16.2501620040002</text:p>
          </table:table-cell>
          <table:table-cell/>
          <table:table-cell table:formula="of:=AVERAGE([.D5:.F5])" office:value-type="float" office:value="16.3602602856666" calcext:value-type="float">
            <text:p>16.3602602856666</text:p>
          </table:table-cell>
          <table:table-cell table:formula="of:=STDEV([.D5:.F5])" office:value-type="float" office:value="0.113900204927227" calcext:value-type="float">
            <text:p>0.113900204927227</text:p>
          </table:table-cell>
          <table:table-cell/>
          <table:table-cell table:formula="of:=[.H5]/[.H5]" office:value-type="percentage" office:value="1" calcext:value-type="percentage">
            <text:p>100.00%</text:p>
          </table:table-cell>
          <table:table-cell table:formula="of:=[.I5]/[.I5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53656849997788" calcext:value-type="float">
            <text:p>0.015365684999779</text:p>
          </table:table-cell>
          <table:table-cell office:value-type="float" office:value="0.0156017279996377" calcext:value-type="float">
            <text:p>0.015601727999638</text:p>
          </table:table-cell>
          <table:table-cell office:value-type="float" office:value="0.0160083720002149" calcext:value-type="float">
            <text:p>0.016008372000215</text:p>
          </table:table-cell>
          <table:table-cell/>
          <table:table-cell table:formula="of:=AVERAGE([.D7:.F7])" office:value-type="float" office:value="0.0156585949998771" calcext:value-type="float">
            <text:p>0.015658594999877</text:p>
          </table:table-cell>
          <table:table-cell table:formula="of:=STDEV([.D7:.F7])" office:value-type="float" office:value="0.000325095427404893" calcext:value-type="float">
            <text:p>0.000325095427405</text:p>
          </table:table-cell>
          <table:table-cell/>
          <table:table-cell table:formula="of:=[.H7]/[.H7]" office:value-type="percentage" office:value="1" calcext:value-type="percentage">
            <text:p>100.00%</text:p>
          </table:table-cell>
          <table:table-cell table:formula="of:=[.I7]/[.I7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61778919999961" calcext:value-type="float">
            <text:p>0.161778919999961</text:p>
          </table:table-cell>
          <table:table-cell office:value-type="float" office:value="0.161941385000318" calcext:value-type="float">
            <text:p>0.161941385000318</text:p>
          </table:table-cell>
          <table:table-cell office:value-type="float" office:value="0.162056031000247" calcext:value-type="float">
            <text:p>0.162056031000247</text:p>
          </table:table-cell>
          <table:table-cell/>
          <table:table-cell table:formula="of:=AVERAGE([.D8:.F8])" office:value-type="float" office:value="0.161925445333509" calcext:value-type="float">
            <text:p>0.161925445333509</text:p>
          </table:table-cell>
          <table:table-cell table:formula="of:=STDEV([.D8:.F8])" office:value-type="float" office:value="0.000139241449839805" calcext:value-type="float">
            <text:p>0.00013924144984</text:p>
          </table:table-cell>
          <table:table-cell/>
          <table:table-cell table:formula="of:=[.H8]/[.H8]" office:value-type="percentage" office:value="1" calcext:value-type="percentage">
            <text:p>100.00%</text:p>
          </table:table-cell>
          <table:table-cell table:formula="of:=[.I8]/[.I8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62520724400019" calcext:value-type="float">
            <text:p>1.62520724400019</text:p>
          </table:table-cell>
          <table:table-cell office:value-type="float" office:value="1.62790237099944" calcext:value-type="float">
            <text:p>1.62790237099944</text:p>
          </table:table-cell>
          <table:table-cell office:value-type="float" office:value="1.62712189400008" calcext:value-type="float">
            <text:p>1.62712189400008</text:p>
          </table:table-cell>
          <table:table-cell/>
          <table:table-cell table:formula="of:=AVERAGE([.D9:.F9])" office:value-type="float" office:value="1.62674383633324" calcext:value-type="float">
            <text:p>1.62674383633324</text:p>
          </table:table-cell>
          <table:table-cell table:formula="of:=STDEV([.D9:.F9])" office:value-type="float" office:value="0.00138676713441978" calcext:value-type="float">
            <text:p>0.00138676713442</text:p>
          </table:table-cell>
          <table:table-cell/>
          <table:table-cell table:formula="of:=[.H9]/[.H9]" office:value-type="percentage" office:value="1" calcext:value-type="percentage">
            <text:p>100.00%</text:p>
          </table:table-cell>
          <table:table-cell table:formula="of:=[.I9]/[.I9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6.3206727099996" calcext:value-type="float">
            <text:p>16.3206727099996</text:p>
          </table:table-cell>
          <table:table-cell office:value-type="float" office:value="16.2646092719997" calcext:value-type="float">
            <text:p>16.2646092719997</text:p>
          </table:table-cell>
          <table:table-cell office:value-type="float" office:value="16.3264068190001" calcext:value-type="float">
            <text:p>16.3264068190001</text:p>
          </table:table-cell>
          <table:table-cell/>
          <table:table-cell table:formula="of:=AVERAGE([.D10:.F10])" office:value-type="float" office:value="16.3038962669998" calcext:value-type="float">
            <text:p>16.3038962669998</text:p>
          </table:table-cell>
          <table:table-cell table:formula="of:=STDEV([.D10:.F10])" office:value-type="float" office:value="0.0341441207766655" calcext:value-type="float">
            <text:p>0.034144120776666</text:p>
          </table:table-cell>
          <table:table-cell/>
          <table:table-cell table:formula="of:=[.H10]/[.H10]" office:value-type="percentage" office:value="1" calcext:value-type="percentage">
            <text:p>100.00%</text:p>
          </table:table-cell>
          <table:table-cell table:formula="of:=[.I10]/[.I10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56250619993443" calcext:value-type="float">
            <text:p>0.015625061999344</text:p>
          </table:table-cell>
          <table:table-cell office:value-type="float" office:value="0.0146493370002645" calcext:value-type="float">
            <text:p>0.014649337000265</text:p>
          </table:table-cell>
          <table:table-cell office:value-type="float" office:value="0.0164705209999738" calcext:value-type="float">
            <text:p>0.016470520999974</text:p>
          </table:table-cell>
          <table:table-cell/>
          <table:table-cell table:formula="of:=AVERAGE([.D12:.F12])" office:value-type="float" office:value="0.0155816399998609" calcext:value-type="float">
            <text:p>0.015581639999861</text:p>
          </table:table-cell>
          <table:table-cell table:formula="of:=STDEV([.D12:.F12])" office:value-type="float" office:value="0.00091136814335847" calcext:value-type="float">
            <text:p>0.000911368143358</text:p>
          </table:table-cell>
          <table:table-cell/>
          <table:table-cell table:formula="of:=[.H12]/[.H12]" office:value-type="percentage" office:value="1" calcext:value-type="percentage">
            <text:p>100.00%</text:p>
          </table:table-cell>
          <table:table-cell table:formula="of:=[.I12]/[.I12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64015264000227" calcext:value-type="float">
            <text:p>0.164015264000227</text:p>
          </table:table-cell>
          <table:table-cell office:value-type="float" office:value="0.165493221999895" calcext:value-type="float">
            <text:p>0.165493221999895</text:p>
          </table:table-cell>
          <table:table-cell office:value-type="float" office:value="0.163893824999832" calcext:value-type="float">
            <text:p>0.163893824999832</text:p>
          </table:table-cell>
          <table:table-cell/>
          <table:table-cell table:formula="of:=AVERAGE([.D13:.F13])" office:value-type="float" office:value="0.164467436999985" calcext:value-type="float">
            <text:p>0.164467436999985</text:p>
          </table:table-cell>
          <table:table-cell table:formula="of:=STDEV([.D13:.F13])" office:value-type="float" office:value="0.000890428552572056" calcext:value-type="float">
            <text:p>0.000890428552572</text:p>
          </table:table-cell>
          <table:table-cell/>
          <table:table-cell table:formula="of:=[.H13]/[.H13]" office:value-type="percentage" office:value="1" calcext:value-type="percentage">
            <text:p>100.00%</text:p>
          </table:table-cell>
          <table:table-cell table:formula="of:=[.I13]/[.I13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64455229899977" calcext:value-type="float">
            <text:p>1.64455229899977</text:p>
          </table:table-cell>
          <table:table-cell office:value-type="float" office:value="1.68692456999997" calcext:value-type="float">
            <text:p>1.68692456999997</text:p>
          </table:table-cell>
          <table:table-cell office:value-type="float" office:value="1.65586157800044" calcext:value-type="float">
            <text:p>1.65586157800044</text:p>
          </table:table-cell>
          <table:table-cell/>
          <table:table-cell table:formula="of:=AVERAGE([.D14:.F14])" office:value-type="float" office:value="1.66244614900006" calcext:value-type="float">
            <text:p>1.66244614900006</text:p>
          </table:table-cell>
          <table:table-cell table:formula="of:=STDEV([.D14:.F14])" office:value-type="float" office:value="0.0219401405844509" calcext:value-type="float">
            <text:p>0.021940140584451</text:p>
          </table:table-cell>
          <table:table-cell/>
          <table:table-cell table:formula="of:=[.H14]/[.H14]" office:value-type="percentage" office:value="1" calcext:value-type="percentage">
            <text:p>100.00%</text:p>
          </table:table-cell>
          <table:table-cell table:formula="of:=[.I14]/[.I14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6.2817227019996" calcext:value-type="float">
            <text:p>16.2817227019996</text:p>
          </table:table-cell>
          <table:table-cell office:value-type="float" office:value="16.0342011539997" calcext:value-type="float">
            <text:p>16.0342011539997</text:p>
          </table:table-cell>
          <table:table-cell office:value-type="float" office:value="16.1032144849996" calcext:value-type="float">
            <text:p>16.1032144849996</text:p>
          </table:table-cell>
          <table:table-cell/>
          <table:table-cell table:formula="of:=AVERAGE([.D15:.F15])" office:value-type="float" office:value="16.139712780333" calcext:value-type="float">
            <text:p>16.139712780333</text:p>
          </table:table-cell>
          <table:table-cell table:formula="of:=STDEV([.D15:.F15])" office:value-type="float" office:value="0.12773340734806" calcext:value-type="float">
            <text:p>0.12773340734806</text:p>
          </table:table-cell>
          <table:table-cell/>
          <table:table-cell table:formula="of:=[.H15]/[.H15]" office:value-type="percentage" office:value="1" calcext:value-type="percentage">
            <text:p>100.00%</text:p>
          </table:table-cell>
          <table:table-cell table:formula="of:=[.I15]/[.I15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60325380002178" calcext:value-type="float">
            <text:p>0.016032538000218</text:p>
          </table:table-cell>
          <table:table-cell office:value-type="float" office:value="0.0157820659997014" calcext:value-type="float">
            <text:p>0.015782065999702</text:p>
          </table:table-cell>
          <table:table-cell office:value-type="float" office:value="0.0156727820003653" calcext:value-type="float">
            <text:p>0.015672782000365</text:p>
          </table:table-cell>
          <table:table-cell/>
          <table:table-cell table:formula="of:=AVERAGE([.D17:.F17])" office:value-type="float" office:value="0.0158291286667615" calcext:value-type="float">
            <text:p>0.015829128666762</text:p>
          </table:table-cell>
          <table:table-cell table:formula="of:=STDEV([.D17:.F17])" office:value-type="float" office:value="0.000184437701760162" calcext:value-type="float">
            <text:p>0.00018443770176</text:p>
          </table:table-cell>
          <table:table-cell/>
          <table:table-cell table:formula="of:=[.H17]/[.H17]" office:value-type="percentage" office:value="1" calcext:value-type="percentage">
            <text:p>100.00%</text:p>
          </table:table-cell>
          <table:table-cell table:formula="of:=[.I17]/[.I17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67356695000308" calcext:value-type="float">
            <text:p>0.167356695000308</text:p>
          </table:table-cell>
          <table:table-cell office:value-type="float" office:value="0.168733393000366" calcext:value-type="float">
            <text:p>0.168733393000366</text:p>
          </table:table-cell>
          <table:table-cell office:value-type="float" office:value="0.166527545999998" calcext:value-type="float">
            <text:p>0.166527545999998</text:p>
          </table:table-cell>
          <table:table-cell/>
          <table:table-cell table:formula="of:=AVERAGE([.D18:.F18])" office:value-type="float" office:value="0.167539211333557" calcext:value-type="float">
            <text:p>0.167539211333557</text:p>
          </table:table-cell>
          <table:table-cell table:formula="of:=STDEV([.D18:.F18])" office:value-type="float" office:value="0.0011141922662565" calcext:value-type="float">
            <text:p>0.001114192266257</text:p>
          </table:table-cell>
          <table:table-cell/>
          <table:table-cell table:formula="of:=[.H18]/[.H18]" office:value-type="percentage" office:value="1" calcext:value-type="percentage">
            <text:p>100.00%</text:p>
          </table:table-cell>
          <table:table-cell table:formula="of:=[.I18]/[.I18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67951976999939" calcext:value-type="float">
            <text:p>1.67951976999939</text:p>
          </table:table-cell>
          <table:table-cell office:value-type="float" office:value="1.69048759799989" calcext:value-type="float">
            <text:p>1.69048759799989</text:p>
          </table:table-cell>
          <table:table-cell office:value-type="float" office:value="1.69976863400007" calcext:value-type="float">
            <text:p>1.69976863400007</text:p>
          </table:table-cell>
          <table:table-cell/>
          <table:table-cell table:formula="of:=AVERAGE([.D19:.F19])" office:value-type="float" office:value="1.68992533399978" calcext:value-type="float">
            <text:p>1.68992533399978</text:p>
          </table:table-cell>
          <table:table-cell table:formula="of:=STDEV([.D19:.F19])" office:value-type="float" office:value="0.010136134812336" calcext:value-type="float">
            <text:p>0.010136134812336</text:p>
          </table:table-cell>
          <table:table-cell/>
          <table:table-cell table:formula="of:=[.H19]/[.H19]" office:value-type="percentage" office:value="1" calcext:value-type="percentage">
            <text:p>100.00%</text:p>
          </table:table-cell>
          <table:table-cell table:formula="of:=[.I19]/[.I19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6.513116182" calcext:value-type="float">
            <text:p>16.513116182</text:p>
          </table:table-cell>
          <table:table-cell office:value-type="float" office:value="16.2463128900008" calcext:value-type="float">
            <text:p>16.2463128900008</text:p>
          </table:table-cell>
          <table:table-cell office:value-type="float" office:value="16.1134608860002" calcext:value-type="float">
            <text:p>16.1134608860002</text:p>
          </table:table-cell>
          <table:table-cell/>
          <table:table-cell table:formula="of:=AVERAGE([.D20:.F20])" office:value-type="float" office:value="16.2909633193337" calcext:value-type="float">
            <text:p>16.2909633193337</text:p>
          </table:table-cell>
          <table:table-cell table:formula="of:=STDEV([.D20:.F20])" office:value-type="float" office:value="0.203534602794884" calcext:value-type="float">
            <text:p>0.203534602794884</text:p>
          </table:table-cell>
          <table:table-cell/>
          <table:table-cell table:formula="of:=[.H20]/[.H20]" office:value-type="percentage" office:value="1" calcext:value-type="percentage">
            <text:p>100.00%</text:p>
          </table:table-cell>
          <table:table-cell table:formula="of:=[.I20]/[.I20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1" office:value-type="string" calcext:value-type="string">
            <text:p>random </text:p>
          </table:table-cell>
          <table:table-cell table:number-columns-repeated="1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55366659992069" calcext:value-type="float">
            <text:p>0.015536665999207</text:p>
          </table:table-cell>
          <table:table-cell office:value-type="float" office:value="0.0128874960000758" calcext:value-type="float">
            <text:p>0.012887496000076</text:p>
          </table:table-cell>
          <table:table-cell office:value-type="float" office:value="0.0145801079997909" calcext:value-type="float">
            <text:p>0.014580107999791</text:p>
          </table:table-cell>
          <table:table-cell/>
          <table:table-cell table:formula="of:=AVERAGE([.D23:.F23])" office:value-type="float" office:value="0.0143347566663579" calcext:value-type="float">
            <text:p>0.014334756666358</text:p>
          </table:table-cell>
          <table:table-cell table:formula="of:=STDEV([.D23:.F23])" office:value-type="float" office:value="0.00134151905640104" calcext:value-type="float">
            <text:p>0.001341519056401</text:p>
          </table:table-cell>
          <table:table-cell/>
          <table:table-cell table:formula="of:=[.H23]/[.H2]" office:value-type="percentage" office:value="0.657470434908314" calcext:value-type="percentage">
            <text:p>65.75%</text:p>
          </table:table-cell>
          <table:table-cell table:formula="of:=[.I23]/[.I2]" office:value-type="percentage" office:value="0.266486646883123" calcext:value-type="percentage">
            <text:p>26.65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150288781000199" calcext:value-type="float">
            <text:p>0.150288781000199</text:p>
          </table:table-cell>
          <table:table-cell office:value-type="float" office:value="0.146409107999716" calcext:value-type="float">
            <text:p>0.146409107999716</text:p>
          </table:table-cell>
          <table:table-cell office:value-type="float" office:value="0.147395771999982" calcext:value-type="float">
            <text:p>0.147395771999982</text:p>
          </table:table-cell>
          <table:table-cell/>
          <table:table-cell table:formula="of:=AVERAGE([.D24:.F24])" office:value-type="float" office:value="0.148031220333299" calcext:value-type="float">
            <text:p>0.148031220333299</text:p>
          </table:table-cell>
          <table:table-cell table:formula="of:=STDEV([.D24:.F24])" office:value-type="float" office:value="0.00201638577308675" calcext:value-type="float">
            <text:p>0.002016385773087</text:p>
          </table:table-cell>
          <table:table-cell/>
          <table:table-cell table:formula="of:=[.H24]/[.H3]" office:value-type="percentage" office:value="0.89329694838713" calcext:value-type="percentage">
            <text:p>89.33%</text:p>
          </table:table-cell>
          <table:table-cell table:formula="of:=[.I24]/[.I3]" office:value-type="percentage" office:value="0.124826964994986" calcext:value-type="percentage">
            <text:p>12.48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.52528570300001" calcext:value-type="float">
            <text:p>1.52528570300001</text:p>
          </table:table-cell>
          <table:table-cell office:value-type="float" office:value="1.58881822100011" calcext:value-type="float">
            <text:p>1.58881822100011</text:p>
          </table:table-cell>
          <table:table-cell office:value-type="float" office:value="1.57554072199946" calcext:value-type="float">
            <text:p>1.57554072199946</text:p>
          </table:table-cell>
          <table:table-cell/>
          <table:table-cell table:formula="of:=AVERAGE([.D25:.F25])" office:value-type="float" office:value="1.56321488199986" calcext:value-type="float">
            <text:p>1.56321488199986</text:p>
          </table:table-cell>
          <table:table-cell table:formula="of:=STDEV([.D25:.F25])" office:value-type="float" office:value="0.0335117883681268" calcext:value-type="float">
            <text:p>0.033511788368127</text:p>
          </table:table-cell>
          <table:table-cell/>
          <table:table-cell table:formula="of:=[.H25]/[.H4]" office:value-type="percentage" office:value="0.949153383622717" calcext:value-type="percentage">
            <text:p>94.92%</text:p>
          </table:table-cell>
          <table:table-cell table:formula="of:=[.I25]/[.I4]" office:value-type="percentage" office:value="0.205001635727264" calcext:value-type="percentage">
            <text:p>20.5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6.7625905109999" calcext:value-type="float">
            <text:p>16.7625905109999</text:p>
          </table:table-cell>
          <table:table-cell office:value-type="float" office:value="16.8068749369995" calcext:value-type="float">
            <text:p>16.8068749369995</text:p>
          </table:table-cell>
          <table:table-cell office:value-type="float" office:value="16.813323759" calcext:value-type="float">
            <text:p>16.813323759</text:p>
          </table:table-cell>
          <table:table-cell/>
          <table:table-cell table:formula="of:=AVERAGE([.D26:.F26])" office:value-type="float" office:value="16.7942630689998" calcext:value-type="float">
            <text:p>16.7942630689998</text:p>
          </table:table-cell>
          <table:table-cell table:formula="of:=STDEV([.D26:.F26])" office:value-type="float" office:value="0.027618110434871" calcext:value-type="float">
            <text:p>0.027618110434871</text:p>
          </table:table-cell>
          <table:table-cell/>
          <table:table-cell table:formula="of:=[.H26]/[.H5]" office:value-type="percentage" office:value="1.0265278654346" calcext:value-type="percentage">
            <text:p>102.65%</text:p>
          </table:table-cell>
          <table:table-cell table:formula="of:=[.I26]/[.I5]" office:value-type="percentage" office:value="0.242476389331491" calcext:value-type="percentage">
            <text:p>24.25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38810329999615" calcext:value-type="float">
            <text:p>0.013881032999962</text:p>
          </table:table-cell>
          <table:table-cell office:value-type="float" office:value="0.0137921260002258" calcext:value-type="float">
            <text:p>0.013792126000226</text:p>
          </table:table-cell>
          <table:table-cell office:value-type="float" office:value="0.0135842750005395" calcext:value-type="float">
            <text:p>0.01358427500054</text:p>
          </table:table-cell>
          <table:table-cell/>
          <table:table-cell table:formula="of:=AVERAGE([.D28:.F28])" office:value-type="float" office:value="0.0137524780002423" calcext:value-type="float">
            <text:p>0.013752478000242</text:p>
          </table:table-cell>
          <table:table-cell table:formula="of:=STDEV([.D28:.F28])" office:value-type="float" office:value="0.000152300034413179" calcext:value-type="float">
            <text:p>0.000152300034413</text:p>
          </table:table-cell>
          <table:table-cell/>
          <table:table-cell table:formula="of:=[.H28]/[.H7]" office:value-type="percentage" office:value="0.878270240743196" calcext:value-type="percentage">
            <text:p>87.83%</text:p>
          </table:table-cell>
          <table:table-cell table:formula="of:=[.I28]/[.I7]" office:value-type="percentage" office:value="0.468477934706524" calcext:value-type="percentage">
            <text:p>46.85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54108581999935" calcext:value-type="float">
            <text:p>0.154108581999935</text:p>
          </table:table-cell>
          <table:table-cell office:value-type="float" office:value="0.154679355000553" calcext:value-type="float">
            <text:p>0.154679355000553</text:p>
          </table:table-cell>
          <table:table-cell office:value-type="float" office:value="0.154655729999831" calcext:value-type="float">
            <text:p>0.154655729999831</text:p>
          </table:table-cell>
          <table:table-cell/>
          <table:table-cell table:formula="of:=AVERAGE([.D29:.F29])" office:value-type="float" office:value="0.15448122233344" calcext:value-type="float">
            <text:p>0.15448122233344</text:p>
          </table:table-cell>
          <table:table-cell table:formula="of:=STDEV([.D29:.F29])" office:value-type="float" office:value="0.000322932111721038" calcext:value-type="float">
            <text:p>0.000322932111721</text:p>
          </table:table-cell>
          <table:table-cell/>
          <table:table-cell table:formula="of:=[.H29]/[.H8]" office:value-type="percentage" office:value="0.954026848684983" calcext:value-type="percentage">
            <text:p>95.40%</text:p>
          </table:table-cell>
          <table:table-cell table:formula="of:=[.I29]/[.I8]" office:value-type="percentage" office:value="2.3192239961058" calcext:value-type="percentage">
            <text:p>231.92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6070865519996" calcext:value-type="float">
            <text:p>1.6070865519996</text:p>
          </table:table-cell>
          <table:table-cell office:value-type="float" office:value="1.62198556800013" calcext:value-type="float">
            <text:p>1.62198556800013</text:p>
          </table:table-cell>
          <table:table-cell office:value-type="float" office:value="1.63856329100054" calcext:value-type="float">
            <text:p>1.63856329100054</text:p>
          </table:table-cell>
          <table:table-cell/>
          <table:table-cell table:formula="of:=AVERAGE([.D30:.F30])" office:value-type="float" office:value="1.62254513700009" calcext:value-type="float">
            <text:p>1.62254513700009</text:p>
          </table:table-cell>
          <table:table-cell table:formula="of:=STDEV([.D30:.F30])" office:value-type="float" office:value="0.0157458284200152" calcext:value-type="float">
            <text:p>0.015745828420015</text:p>
          </table:table-cell>
          <table:table-cell/>
          <table:table-cell table:formula="of:=[.H30]/[.H9]" office:value-type="percentage" office:value="0.997418954822897" calcext:value-type="percentage">
            <text:p>99.74%</text:p>
          </table:table-cell>
          <table:table-cell table:formula="of:=[.I30]/[.I9]" office:value-type="percentage" office:value="11.3543420731579" calcext:value-type="percentage">
            <text:p>1135.43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6.7479292020007" calcext:value-type="float">
            <text:p>16.7479292020007</text:p>
          </table:table-cell>
          <table:table-cell office:value-type="float" office:value="16.8594102719999" calcext:value-type="float">
            <text:p>16.8594102719999</text:p>
          </table:table-cell>
          <table:table-cell office:value-type="float" office:value="16.9182532949999" calcext:value-type="float">
            <text:p>16.9182532949999</text:p>
          </table:table-cell>
          <table:table-cell/>
          <table:table-cell table:formula="of:=AVERAGE([.D31:.F31])" office:value-type="float" office:value="16.8418642563335" calcext:value-type="float">
            <text:p>16.8418642563335</text:p>
          </table:table-cell>
          <table:table-cell table:formula="of:=STDEV([.D31:.F31])" office:value-type="float" office:value="0.0865070584595398" calcext:value-type="float">
            <text:p>0.08650705845954</text:p>
          </table:table-cell>
          <table:table-cell/>
          <table:table-cell table:formula="of:=[.H31]/[.H10]" office:value-type="percentage" office:value="1.03299628386514" calcext:value-type="percentage">
            <text:p>103.30%</text:p>
          </table:table-cell>
          <table:table-cell table:formula="of:=[.I31]/[.I10]" office:value-type="percentage" office:value="2.53358576796798" calcext:value-type="percentage">
            <text:p>253.36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35790060003274" calcext:value-type="float">
            <text:p>0.013579006000327</text:p>
          </table:table-cell>
          <table:table-cell office:value-type="float" office:value="0.0136066680006479" calcext:value-type="float">
            <text:p>0.013606668000648</text:p>
          </table:table-cell>
          <table:table-cell office:value-type="float" office:value="0.0134543620006298" calcext:value-type="float">
            <text:p>0.01345436200063</text:p>
          </table:table-cell>
          <table:table-cell/>
          <table:table-cell table:formula="of:=AVERAGE([.D33:.F33])" office:value-type="float" office:value="0.0135466786672017" calcext:value-type="float">
            <text:p>0.013546678667202</text:p>
          </table:table-cell>
          <table:table-cell table:formula="of:=STDEV([.D33:.F33])" office:value-type="float" office:value="0.000081136131043114" calcext:value-type="float">
            <text:p>8.1136131043114E-05</text:p>
          </table:table-cell>
          <table:table-cell/>
          <table:table-cell table:formula="of:=[.H33]/[.H12]" office:value-type="percentage" office:value="0.869400054636266" calcext:value-type="percentage">
            <text:p>86.94%</text:p>
          </table:table-cell>
          <table:table-cell table:formula="of:=[.I33]/[.I12]" office:value-type="percentage" office:value="0.0890267359402321" calcext:value-type="percentage">
            <text:p>8.9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54842331000509" calcext:value-type="float">
            <text:p>0.154842331000509</text:p>
          </table:table-cell>
          <table:table-cell office:value-type="float" office:value="0.155020044000594" calcext:value-type="float">
            <text:p>0.155020044000594</text:p>
          </table:table-cell>
          <table:table-cell office:value-type="float" office:value="0.156115224000132" calcext:value-type="float">
            <text:p>0.156115224000132</text:p>
          </table:table-cell>
          <table:table-cell/>
          <table:table-cell table:formula="of:=AVERAGE([.D34:.F34])" office:value-type="float" office:value="0.155325866333745" calcext:value-type="float">
            <text:p>0.155325866333745</text:p>
          </table:table-cell>
          <table:table-cell table:formula="of:=STDEV([.D34:.F34])" office:value-type="float" office:value="0.000689354496404246" calcext:value-type="float">
            <text:p>0.000689354496404</text:p>
          </table:table-cell>
          <table:table-cell/>
          <table:table-cell table:formula="of:=[.H34]/[.H13]" office:value-type="percentage" office:value="0.94441713914323" calcext:value-type="percentage">
            <text:p>94.44%</text:p>
          </table:table-cell>
          <table:table-cell table:formula="of:=[.I34]/[.I13]" office:value-type="percentage" office:value="0.774182829619517" calcext:value-type="percentage">
            <text:p>77.42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62249996599985" calcext:value-type="float">
            <text:p>1.62249996599985</text:p>
          </table:table-cell>
          <table:table-cell office:value-type="float" office:value="1.60822003199974" calcext:value-type="float">
            <text:p>1.60822003199974</text:p>
          </table:table-cell>
          <table:table-cell office:value-type="float" office:value="1.62205597100001" calcext:value-type="float">
            <text:p>1.62205597100001</text:p>
          </table:table-cell>
          <table:table-cell/>
          <table:table-cell table:formula="of:=AVERAGE([.D35:.F35])" office:value-type="float" office:value="1.61759198966653" calcext:value-type="float">
            <text:p>1.61759198966653</text:p>
          </table:table-cell>
          <table:table-cell table:formula="of:=STDEV([.D35:.F35])" office:value-type="float" office:value="0.00811938887916657" calcext:value-type="float">
            <text:p>0.008119388879167</text:p>
          </table:table-cell>
          <table:table-cell/>
          <table:table-cell table:formula="of:=[.H35]/[.H14]" office:value-type="percentage" office:value="0.973019180584882" calcext:value-type="percentage">
            <text:p>97.30%</text:p>
          </table:table-cell>
          <table:table-cell table:formula="of:=[.I35]/[.I14]" office:value-type="percentage" office:value="0.370070047997816" calcext:value-type="percentage">
            <text:p>37.01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6.8225713029997" calcext:value-type="float">
            <text:p>16.8225713029997</text:p>
          </table:table-cell>
          <table:table-cell office:value-type="float" office:value="16.4386377290002" calcext:value-type="float">
            <text:p>16.4386377290002</text:p>
          </table:table-cell>
          <table:table-cell office:value-type="float" office:value="16.55150202" calcext:value-type="float">
            <text:p>16.55150202</text:p>
          </table:table-cell>
          <table:table-cell/>
          <table:table-cell table:formula="of:=AVERAGE([.D36:.F36])" office:value-type="float" office:value="16.6042370173333" calcext:value-type="float">
            <text:p>16.6042370173333</text:p>
          </table:table-cell>
          <table:table-cell table:formula="of:=STDEV([.D36:.F36])" office:value-type="float" office:value="0.197324560733843" calcext:value-type="float">
            <text:p>0.197324560733843</text:p>
          </table:table-cell>
          <table:table-cell/>
          <table:table-cell table:formula="of:=[.H36]/[.H15]" office:value-type="percentage" office:value="1.02878144384121" calcext:value-type="percentage">
            <text:p>102.88%</text:p>
          </table:table-cell>
          <table:table-cell table:formula="of:=[.I36]/[.I15]" office:value-type="percentage" office:value="1.5448156032991" calcext:value-type="percentage">
            <text:p>154.48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41213549995882" calcext:value-type="float">
            <text:p>0.014121354999588</text:p>
          </table:table-cell>
          <table:table-cell office:value-type="float" office:value="0.0139236040004107" calcext:value-type="float">
            <text:p>0.013923604000411</text:p>
          </table:table-cell>
          <table:table-cell office:value-type="float" office:value="0.0138369899996178" calcext:value-type="float">
            <text:p>0.013836989999618</text:p>
          </table:table-cell>
          <table:table-cell/>
          <table:table-cell table:formula="of:=AVERAGE([.D38:.F38])" office:value-type="float" office:value="0.0139606496665389" calcext:value-type="float">
            <text:p>0.013960649666539</text:p>
          </table:table-cell>
          <table:table-cell table:formula="of:=STDEV([.D38:.F38])" office:value-type="float" office:value="0.000145757158782017" calcext:value-type="float">
            <text:p>0.000145757158782</text:p>
          </table:table-cell>
          <table:table-cell/>
          <table:table-cell table:formula="of:=[.H38]/[.H17]" office:value-type="percentage" office:value="0.881959453387597" calcext:value-type="percentage">
            <text:p>88.20%</text:p>
          </table:table-cell>
          <table:table-cell table:formula="of:=[.I38]/[.I17]" office:value-type="percentage" office:value="0.790278546040201" calcext:value-type="percentage">
            <text:p>79.03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5687239700037" calcext:value-type="float">
            <text:p>0.15687239700037</text:p>
          </table:table-cell>
          <table:table-cell office:value-type="float" office:value="0.157758682999884" calcext:value-type="float">
            <text:p>0.157758682999884</text:p>
          </table:table-cell>
          <table:table-cell office:value-type="float" office:value="0.156290773999899" calcext:value-type="float">
            <text:p>0.156290773999899</text:p>
          </table:table-cell>
          <table:table-cell/>
          <table:table-cell table:formula="of:=AVERAGE([.D39:.F39])" office:value-type="float" office:value="0.156973951333384" calcext:value-type="float">
            <text:p>0.156973951333384</text:p>
          </table:table-cell>
          <table:table-cell table:formula="of:=STDEV([.D39:.F39])" office:value-type="float" office:value="0.000739205093309241" calcext:value-type="float">
            <text:p>0.000739205093309</text:p>
          </table:table-cell>
          <table:table-cell/>
          <table:table-cell table:formula="of:=[.H39]/[.H18]" office:value-type="percentage" office:value="0.936938583415328" calcext:value-type="percentage">
            <text:p>93.69%</text:p>
          </table:table-cell>
          <table:table-cell table:formula="of:=[.I39]/[.I18]" office:value-type="percentage" office:value="0.663444825185199" calcext:value-type="percentage">
            <text:p>66.34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66677493300085" calcext:value-type="float">
            <text:p>1.66677493300085</text:p>
          </table:table-cell>
          <table:table-cell office:value-type="float" office:value="1.66587077399981" calcext:value-type="float">
            <text:p>1.66587077399981</text:p>
          </table:table-cell>
          <table:table-cell office:value-type="float" office:value="1.67000527599976" calcext:value-type="float">
            <text:p>1.67000527599976</text:p>
          </table:table-cell>
          <table:table-cell/>
          <table:table-cell table:formula="of:=AVERAGE([.D40:.F40])" office:value-type="float" office:value="1.66755032766681" calcext:value-type="float">
            <text:p>1.66755032766681</text:p>
          </table:table-cell>
          <table:table-cell table:formula="of:=STDEV([.D40:.F40])" office:value-type="float" office:value="0.00217358099984248" calcext:value-type="float">
            <text:p>0.002173580999842</text:p>
          </table:table-cell>
          <table:table-cell/>
          <table:table-cell table:formula="of:=[.H40]/[.H19]" office:value-type="percentage" office:value="0.986759766314636" calcext:value-type="percentage">
            <text:p>98.68%</text:p>
          </table:table-cell>
          <table:table-cell table:formula="of:=[.I40]/[.I19]" office:value-type="percentage" office:value="0.214438840848601" calcext:value-type="percentage">
            <text:p>21.44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6.8204718859997" calcext:value-type="float">
            <text:p>16.8204718859997</text:p>
          </table:table-cell>
          <table:table-cell office:value-type="float" office:value="17.2252381110002" calcext:value-type="float">
            <text:p>17.2252381110002</text:p>
          </table:table-cell>
          <table:table-cell office:value-type="float" office:value="16.7595495249998" calcext:value-type="float">
            <text:p>16.7595495249998</text:p>
          </table:table-cell>
          <table:table-cell/>
          <table:table-cell table:formula="of:=AVERAGE([.D41:.F41])" office:value-type="float" office:value="16.9350865073332" calcext:value-type="float">
            <text:p>16.9350865073332</text:p>
          </table:table-cell>
          <table:table-cell table:formula="of:=STDEV([.D41:.F41])" office:value-type="float" office:value="0.253118249737804" calcext:value-type="float">
            <text:p>0.253118249737804</text:p>
          </table:table-cell>
          <table:table-cell/>
          <table:table-cell table:formula="of:=[.H41]/[.H20]" office:value-type="percentage" office:value="1.03953868014884" calcext:value-type="percentage">
            <text:p>103.95%</text:p>
          </table:table-cell>
          <table:table-cell table:formula="of:=[.I41]/[.I20]" office:value-type="percentage" office:value="1.24361286121402" calcext:value-type="percentage">
            <text:p>124.36%</text:p>
          </table:table-cell>
        </table:table-row>
        <table:table-row table:style-name="ro2">
          <table:table-cell table:number-columns-repeated="12"/>
        </table:table-row>
        <table:table-row table:style-name="ro3">
          <table:table-cell table:style-name="ce1" office:value-type="string" calcext:value-type="string">
            <text:p>seeded </text:p>
          </table:table-cell>
          <table:table-cell table:number-columns-repeated="1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145744569999806" calcext:value-type="float">
            <text:p>0.014574456999981</text:p>
          </table:table-cell>
          <table:table-cell office:value-type="float" office:value="0.0141667909992975" calcext:value-type="float">
            <text:p>0.014166790999298</text:p>
          </table:table-cell>
          <table:table-cell office:value-type="float" office:value="0.0137518600004114" calcext:value-type="float">
            <text:p>0.013751860000411</text:p>
          </table:table-cell>
          <table:table-cell/>
          <table:table-cell table:formula="of:=AVERAGE([.D44:.F44])" office:value-type="float" office:value="0.0141643693332298" calcext:value-type="float">
            <text:p>0.01416436933323</text:p>
          </table:table-cell>
          <table:table-cell table:formula="of:=STDEV([.D44:.F44])" office:value-type="float" office:value="0.000411303846657159" calcext:value-type="float">
            <text:p>0.000411303846657</text:p>
          </table:table-cell>
          <table:table-cell/>
          <table:table-cell table:formula="of:=[.H44]/[.H2]" office:value-type="percentage" office:value="0.649655538804953" calcext:value-type="percentage">
            <text:p>64.97%</text:p>
          </table:table-cell>
          <table:table-cell table:formula="of:=[.I44]/[.I2]" office:value-type="percentage" office:value="0.0817036347138033" calcext:value-type="percentage">
            <text:p>8.17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14760268200007" calcext:value-type="float">
            <text:p>0.14760268200007</text:p>
          </table:table-cell>
          <table:table-cell office:value-type="float" office:value="0.147130012999696" calcext:value-type="float">
            <text:p>0.147130012999696</text:p>
          </table:table-cell>
          <table:table-cell office:value-type="float" office:value="0.145302117000028" calcext:value-type="float">
            <text:p>0.145302117000028</text:p>
          </table:table-cell>
          <table:table-cell/>
          <table:table-cell table:formula="of:=AVERAGE([.D45:.F45])" office:value-type="float" office:value="0.146678270666598" calcext:value-type="float">
            <text:p>0.146678270666598</text:p>
          </table:table-cell>
          <table:table-cell table:formula="of:=STDEV([.D45:.F45])" office:value-type="float" office:value="0.00121499102115552" calcext:value-type="float">
            <text:p>0.001214991021156</text:p>
          </table:table-cell>
          <table:table-cell/>
          <table:table-cell table:formula="of:=[.H45]/[.H3]" office:value-type="percentage" office:value="0.885132550323909" calcext:value-type="percentage">
            <text:p>88.51%</text:p>
          </table:table-cell>
          <table:table-cell table:formula="of:=[.I45]/[.I3]" office:value-type="percentage" office:value="0.0752155880542792" calcext:value-type="percentage">
            <text:p>7.52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.54661800300073" calcext:value-type="float">
            <text:p>1.54661800300073</text:p>
          </table:table-cell>
          <table:table-cell office:value-type="float" office:value="1.57187080299991" calcext:value-type="float">
            <text:p>1.57187080299991</text:p>
          </table:table-cell>
          <table:table-cell office:value-type="float" office:value="1.57464979700035" calcext:value-type="float">
            <text:p>1.57464979700035</text:p>
          </table:table-cell>
          <table:table-cell/>
          <table:table-cell table:formula="of:=AVERAGE([.D46:.F46])" office:value-type="float" office:value="1.56437953433366" calcext:value-type="float">
            <text:p>1.56437953433366</text:p>
          </table:table-cell>
          <table:table-cell table:formula="of:=STDEV([.D46:.F46])" office:value-type="float" office:value="0.0154445685722089" calcext:value-type="float">
            <text:p>0.015444568572209</text:p>
          </table:table-cell>
          <table:table-cell/>
          <table:table-cell table:formula="of:=[.H46]/[.H4]" office:value-type="percentage" office:value="0.949860537652596" calcext:value-type="percentage">
            <text:p>94.99%</text:p>
          </table:table-cell>
          <table:table-cell table:formula="of:=[.I46]/[.I4]" office:value-type="percentage" office:value="0.0944790467648117" calcext:value-type="percentage">
            <text:p>9.45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6.4114064400001" calcext:value-type="float">
            <text:p>16.4114064400001</text:p>
          </table:table-cell>
          <table:table-cell office:value-type="float" office:value="16.7186335819997" calcext:value-type="float">
            <text:p>16.7186335819997</text:p>
          </table:table-cell>
          <table:table-cell office:value-type="float" office:value="16.3867563530002" calcext:value-type="float">
            <text:p>16.3867563530002</text:p>
          </table:table-cell>
          <table:table-cell/>
          <table:table-cell table:formula="of:=AVERAGE([.D47:.F47])" office:value-type="float" office:value="16.5055987916667" calcext:value-type="float">
            <text:p>16.5055987916667</text:p>
          </table:table-cell>
          <table:table-cell table:formula="of:=STDEV([.D47:.F47])" office:value-type="float" office:value="0.18490476769531" calcext:value-type="float">
            <text:p>0.18490476769531</text:p>
          </table:table-cell>
          <table:table-cell/>
          <table:table-cell table:formula="of:=[.H47]/[.H5]" office:value-type="percentage" office:value="1.00888363042289" calcext:value-type="percentage">
            <text:p>100.89%</text:p>
          </table:table-cell>
          <table:table-cell table:formula="of:=[.I47]/[.I5]" office:value-type="percentage" office:value="1.62339275696166" calcext:value-type="percentage">
            <text:p>162.34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3921950000622" calcext:value-type="float">
            <text:p>0.013921950000622</text:p>
          </table:table-cell>
          <table:table-cell office:value-type="float" office:value="0.0135910980006884" calcext:value-type="float">
            <text:p>0.013591098000688</text:p>
          </table:table-cell>
          <table:table-cell office:value-type="float" office:value="0.0137718579999273" calcext:value-type="float">
            <text:p>0.013771857999927</text:p>
          </table:table-cell>
          <table:table-cell/>
          <table:table-cell table:formula="of:=AVERAGE([.D49:.F49])" office:value-type="float" office:value="0.0137616353337459" calcext:value-type="float">
            <text:p>0.013761635333746</text:p>
          </table:table-cell>
          <table:table-cell table:formula="of:=STDEV([.D49:.F49])" office:value-type="float" office:value="0.000165662725568903" calcext:value-type="float">
            <text:p>0.000165662725569</text:p>
          </table:table-cell>
          <table:table-cell/>
          <table:table-cell table:formula="of:=[.H49]/[.H7]" office:value-type="percentage" office:value="0.878855052694952" calcext:value-type="percentage">
            <text:p>87.89%</text:p>
          </table:table-cell>
          <table:table-cell table:formula="of:=[.I49]/[.I7]" office:value-type="percentage" office:value="0.509581838450703" calcext:value-type="percentage">
            <text:p>50.96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56052024000019" calcext:value-type="float">
            <text:p>0.156052024000019</text:p>
          </table:table-cell>
          <table:table-cell office:value-type="float" office:value="0.156091468999875" calcext:value-type="float">
            <text:p>0.156091468999875</text:p>
          </table:table-cell>
          <table:table-cell office:value-type="float" office:value="0.155632996999884" calcext:value-type="float">
            <text:p>0.155632996999884</text:p>
          </table:table-cell>
          <table:table-cell/>
          <table:table-cell table:formula="of:=AVERAGE([.D50:.F50])" office:value-type="float" office:value="0.155925496666593" calcext:value-type="float">
            <text:p>0.155925496666593</text:p>
          </table:table-cell>
          <table:table-cell table:formula="of:=STDEV([.D50:.F50])" office:value-type="float" office:value="0.000254078763913647" calcext:value-type="float">
            <text:p>0.000254078763914</text:p>
          </table:table-cell>
          <table:table-cell/>
          <table:table-cell table:formula="of:=[.H50]/[.H8]" office:value-type="percentage" office:value="0.962946227169187" calcext:value-type="percentage">
            <text:p>96.29%</text:p>
          </table:table-cell>
          <table:table-cell table:formula="of:=[.I50]/[.I8]" office:value-type="percentage" office:value="1.82473512166068" calcext:value-type="percentage">
            <text:p>182.47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59477959699962" calcext:value-type="float">
            <text:p>1.59477959699962</text:p>
          </table:table-cell>
          <table:table-cell office:value-type="float" office:value="1.6033885400002" calcext:value-type="float">
            <text:p>1.6033885400002</text:p>
          </table:table-cell>
          <table:table-cell office:value-type="float" office:value="1.59621412399974" calcext:value-type="float">
            <text:p>1.59621412399974</text:p>
          </table:table-cell>
          <table:table-cell/>
          <table:table-cell table:formula="of:=AVERAGE([.D51:.F51])" office:value-type="float" office:value="1.59812742033319" calcext:value-type="float">
            <text:p>1.59812742033319</text:p>
          </table:table-cell>
          <table:table-cell table:formula="of:=STDEV([.D51:.F51])" office:value-type="float" office:value="0.00461237488084879" calcext:value-type="float">
            <text:p>0.004612374880849</text:p>
          </table:table-cell>
          <table:table-cell/>
          <table:table-cell table:formula="of:=[.H51]/[.H9]" office:value-type="percentage" office:value="0.982408775517751" calcext:value-type="percentage">
            <text:p>98.24%</text:p>
          </table:table-cell>
          <table:table-cell table:formula="of:=[.I51]/[.I9]" office:value-type="percentage" office:value="3.32599090818415" calcext:value-type="percentage">
            <text:p>332.6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6.698632314" calcext:value-type="float">
            <text:p>16.698632314</text:p>
          </table:table-cell>
          <table:table-cell office:value-type="float" office:value="16.8566966110002" calcext:value-type="float">
            <text:p>16.8566966110002</text:p>
          </table:table-cell>
          <table:table-cell office:value-type="float" office:value="16.8133352209998" calcext:value-type="float">
            <text:p>16.8133352209998</text:p>
          </table:table-cell>
          <table:table-cell/>
          <table:table-cell table:formula="of:=AVERAGE([.D52:.F52])" office:value-type="float" office:value="16.7895547153333" calcext:value-type="float">
            <text:p>16.7895547153333</text:p>
          </table:table-cell>
          <table:table-cell table:formula="of:=STDEV([.D52:.F52])" office:value-type="float" office:value="0.081671383200355" calcext:value-type="float">
            <text:p>0.081671383200355</text:p>
          </table:table-cell>
          <table:table-cell/>
          <table:table-cell table:formula="of:=[.H52]/[.H10]" office:value-type="percentage" office:value="1.02978787649162" calcext:value-type="percentage">
            <text:p>102.98%</text:p>
          </table:table-cell>
          <table:table-cell table:formula="of:=[.I52]/[.I10]" office:value-type="percentage" office:value="2.39196035342547" calcext:value-type="percentage">
            <text:p>239.2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38483520004229" calcext:value-type="float">
            <text:p>0.013848352000423</text:p>
          </table:table-cell>
          <table:table-cell office:value-type="float" office:value="0.0135471959993083" calcext:value-type="float">
            <text:p>0.013547195999308</text:p>
          </table:table-cell>
          <table:table-cell office:value-type="float" office:value="0.013442047999888" calcext:value-type="float">
            <text:p>0.013442047999888</text:p>
          </table:table-cell>
          <table:table-cell/>
          <table:table-cell table:formula="of:=AVERAGE([.D54:.F54])" office:value-type="float" office:value="0.0136125319998731" calcext:value-type="float">
            <text:p>0.013612531999873</text:p>
          </table:table-cell>
          <table:table-cell table:formula="of:=STDEV([.D54:.F54])" office:value-type="float" office:value="0.000210884636567033" calcext:value-type="float">
            <text:p>0.000210884636567</text:p>
          </table:table-cell>
          <table:table-cell/>
          <table:table-cell table:formula="of:=[.H54]/[.H12]" office:value-type="percentage" office:value="0.87362639619415" calcext:value-type="percentage">
            <text:p>87.36%</text:p>
          </table:table-cell>
          <table:table-cell table:formula="of:=[.I54]/[.I12]" office:value-type="percentage" office:value="0.231393469372217" calcext:value-type="percentage">
            <text:p>23.14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54515436000111" calcext:value-type="float">
            <text:p>0.154515436000111</text:p>
          </table:table-cell>
          <table:table-cell office:value-type="float" office:value="0.1548974239995" calcext:value-type="float">
            <text:p>0.1548974239995</text:p>
          </table:table-cell>
          <table:table-cell office:value-type="float" office:value="0.155519453999659" calcext:value-type="float">
            <text:p>0.155519453999659</text:p>
          </table:table-cell>
          <table:table-cell/>
          <table:table-cell table:formula="of:=AVERAGE([.D55:.F55])" office:value-type="float" office:value="0.154977437999757" calcext:value-type="float">
            <text:p>0.154977437999757</text:p>
          </table:table-cell>
          <table:table-cell table:formula="of:=STDEV([.D55:.F55])" office:value-type="float" office:value="0.000506768898051286" calcext:value-type="float">
            <text:p>0.000506768898051</text:p>
          </table:table-cell>
          <table:table-cell/>
          <table:table-cell table:formula="of:=[.H55]/[.H13]" office:value-type="percentage" office:value="0.942298614404571" calcext:value-type="percentage">
            <text:p>94.23%</text:p>
          </table:table-cell>
          <table:table-cell table:formula="of:=[.I55]/[.I13]" office:value-type="percentage" office:value="0.569129209286309" calcext:value-type="percentage">
            <text:p>56.91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61958158000016" calcext:value-type="float">
            <text:p>1.61958158000016</text:p>
          </table:table-cell>
          <table:table-cell office:value-type="float" office:value="1.60742355500042" calcext:value-type="float">
            <text:p>1.60742355500042</text:p>
          </table:table-cell>
          <table:table-cell office:value-type="float" office:value="1.59820924399992" calcext:value-type="float">
            <text:p>1.59820924399992</text:p>
          </table:table-cell>
          <table:table-cell/>
          <table:table-cell table:formula="of:=AVERAGE([.D56:.F56])" office:value-type="float" office:value="1.60840479300017" calcext:value-type="float">
            <text:p>1.60840479300017</text:p>
          </table:table-cell>
          <table:table-cell table:formula="of:=STDEV([.D56:.F56])" office:value-type="float" office:value="0.0107199024032824" calcext:value-type="float">
            <text:p>0.010719902403282</text:p>
          </table:table-cell>
          <table:table-cell/>
          <table:table-cell table:formula="of:=[.H56]/[.H14]" office:value-type="percentage" office:value="0.967492868245747" calcext:value-type="percentage">
            <text:p>96.75%</text:p>
          </table:table-cell>
          <table:table-cell table:formula="of:=[.I56]/[.I14]" office:value-type="percentage" office:value="0.488597708023786" calcext:value-type="percentage">
            <text:p>48.86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6.3831888169998" calcext:value-type="float">
            <text:p>16.3831888169998</text:p>
          </table:table-cell>
          <table:table-cell office:value-type="float" office:value="16.520151578" calcext:value-type="float">
            <text:p>16.520151578</text:p>
          </table:table-cell>
          <table:table-cell office:value-type="float" office:value="16.648974918" calcext:value-type="float">
            <text:p>16.648974918</text:p>
          </table:table-cell>
          <table:table-cell/>
          <table:table-cell table:formula="of:=AVERAGE([.D57:.F57])" office:value-type="float" office:value="16.5174384376666" calcext:value-type="float">
            <text:p>16.5174384376666</text:p>
          </table:table-cell>
          <table:table-cell table:formula="of:=STDEV([.D57:.F57])" office:value-type="float" office:value="0.132913820647356" calcext:value-type="float">
            <text:p>0.132913820647356</text:p>
          </table:table-cell>
          <table:table-cell/>
          <table:table-cell table:formula="of:=[.H57]/[.H15]" office:value-type="percentage" office:value="1.02340349313985" calcext:value-type="percentage">
            <text:p>102.34%</text:p>
          </table:table-cell>
          <table:table-cell table:formula="of:=[.I57]/[.I15]" office:value-type="percentage" office:value="1.0405564480495" calcext:value-type="percentage">
            <text:p>104.06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44676159998198" calcext:value-type="float">
            <text:p>0.01446761599982</text:p>
          </table:table-cell>
          <table:table-cell office:value-type="float" office:value="0.0138351269997656" calcext:value-type="float">
            <text:p>0.013835126999766</text:p>
          </table:table-cell>
          <table:table-cell office:value-type="float" office:value="0.0139177729997755" calcext:value-type="float">
            <text:p>0.013917772999776</text:p>
          </table:table-cell>
          <table:table-cell/>
          <table:table-cell table:formula="of:=AVERAGE([.D59:.F59])" office:value-type="float" office:value="0.0140735053331203" calcext:value-type="float">
            <text:p>0.01407350533312</text:p>
          </table:table-cell>
          <table:table-cell table:formula="of:=STDEV([.D59:.F59])" office:value-type="float" office:value="0.000343802273893234" calcext:value-type="float">
            <text:p>0.000343802273893</text:p>
          </table:table-cell>
          <table:table-cell/>
          <table:table-cell table:formula="of:=[.H59]/[.H17]" office:value-type="percentage" office:value="0.88908907302474" calcext:value-type="percentage">
            <text:p>88.91%</text:p>
          </table:table-cell>
          <table:table-cell table:formula="of:=[.I59]/[.I17]" office:value-type="percentage" office:value="1.86405637574201" calcext:value-type="percentage">
            <text:p>186.41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57488795999598" calcext:value-type="float">
            <text:p>0.157488795999598</text:p>
          </table:table-cell>
          <table:table-cell office:value-type="float" office:value="0.155846978999762" calcext:value-type="float">
            <text:p>0.155846978999762</text:p>
          </table:table-cell>
          <table:table-cell office:value-type="float" office:value="0.155263872999967" calcext:value-type="float">
            <text:p>0.155263872999967</text:p>
          </table:table-cell>
          <table:table-cell/>
          <table:table-cell table:formula="of:=AVERAGE([.D60:.F60])" office:value-type="float" office:value="0.156199882666442" calcext:value-type="float">
            <text:p>0.156199882666442</text:p>
          </table:table-cell>
          <table:table-cell table:formula="of:=STDEV([.D60:.F60])" office:value-type="float" office:value="0.00115367947760139" calcext:value-type="float">
            <text:p>0.001153679477601</text:p>
          </table:table-cell>
          <table:table-cell/>
          <table:table-cell table:formula="of:=[.H60]/[.H18]" office:value-type="percentage" office:value="0.932318359523972" calcext:value-type="percentage">
            <text:p>93.23%</text:p>
          </table:table-cell>
          <table:table-cell table:formula="of:=[.I60]/[.I18]" office:value-type="percentage" office:value="1.03544021309497" calcext:value-type="percentage">
            <text:p>103.54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6670659399997" calcext:value-type="float">
            <text:p>1.6670659399997</text:p>
          </table:table-cell>
          <table:table-cell office:value-type="float" office:value="1.6472792049999" calcext:value-type="float">
            <text:p>1.6472792049999</text:p>
          </table:table-cell>
          <table:table-cell office:value-type="float" office:value="1.63957890100028" calcext:value-type="float">
            <text:p>1.63957890100028</text:p>
          </table:table-cell>
          <table:table-cell/>
          <table:table-cell table:formula="of:=AVERAGE([.D61:.F61])" office:value-type="float" office:value="1.65130801533329" calcext:value-type="float">
            <text:p>1.65130801533329</text:p>
          </table:table-cell>
          <table:table-cell table:formula="of:=STDEV([.D61:.F61])" office:value-type="float" office:value="0.0141794856312138" calcext:value-type="float">
            <text:p>0.014179485631214</text:p>
          </table:table-cell>
          <table:table-cell/>
          <table:table-cell table:formula="of:=[.H61]/[.H19]" office:value-type="percentage" office:value="0.977148505978613" calcext:value-type="percentage">
            <text:p>97.71%</text:p>
          </table:table-cell>
          <table:table-cell table:formula="of:=[.I61]/[.I19]" office:value-type="percentage" office:value="1.39890460158018" calcext:value-type="percentage">
            <text:p>139.89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6.5534991640006" calcext:value-type="float">
            <text:p>16.5534991640006</text:p>
          </table:table-cell>
          <table:table-cell office:value-type="float" office:value="16.6876142520005" calcext:value-type="float">
            <text:p>16.6876142520005</text:p>
          </table:table-cell>
          <table:table-cell office:value-type="float" office:value="16.9282262419993" calcext:value-type="float">
            <text:p>16.9282262419993</text:p>
          </table:table-cell>
          <table:table-cell/>
          <table:table-cell table:formula="of:=AVERAGE([.D62:.F62])" office:value-type="float" office:value="16.7231132193335" calcext:value-type="float">
            <text:p>16.7231132193335</text:p>
          </table:table-cell>
          <table:table-cell table:formula="of:=STDEV([.D62:.F62])" office:value-type="float" office:value="0.189868976553903" calcext:value-type="float">
            <text:p>0.189868976553903</text:p>
          </table:table-cell>
          <table:table-cell/>
          <table:table-cell table:formula="of:=[.H62]/[.H20]" office:value-type="percentage" office:value="1.02652697029199" calcext:value-type="percentage">
            <text:p>102.65%</text:p>
          </table:table-cell>
          <table:table-cell table:formula="of:=[.I62]/[.I20]" office:value-type="percentage" office:value="0.932858462132098" calcext:value-type="percentage">
            <text:p>93.29%</text:p>
          </table:table-cell>
        </table:table-row>
      </table:table>
      <table:table table:name="4d" table:style-name="ta1"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row table:style-name="ro3">
          <table:table-cell table:style-name="ce1" office:value-type="string" calcext:value-type="string">
            <text:p>Construct 4d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/>
          <table:table-cell table:style-name="Default" office:value-type="string" calcext:value-type="string">
            <text:p>Compared to pre</text:p>
          </table:table-cell>
        </table:table-row>
        <table:table-row table:style-name="ro3">
          <table:table-cell table:style-name="ce1" office:value-type="string" calcext:value-type="string">
            <text:p>pre </text:p>
          </table:table-cell>
          <table:table-cell office:value-type="float" office:value="1341" calcext:value-type="float">
            <text:p>1341</text:p>
          </table:table-cell>
          <table:table-cell office:value-type="float" office:value="0.0318953859996327" calcext:value-type="float">
            <text:p>0.031895385999633</text:p>
          </table:table-cell>
          <table:table-cell office:value-type="float" office:value="0.0316956309998204" calcext:value-type="float">
            <text:p>0.031695630999821</text:p>
          </table:table-cell>
          <table:table-cell office:value-type="float" office:value="0.0320199910001975" calcext:value-type="float">
            <text:p>0.032019991000198</text:p>
          </table:table-cell>
          <table:table-cell office:value-type="string" calcext:value-type="string">
            <text:p><text:s/></text:p>
          </table:table-cell>
          <table:table-cell table:formula="of:=AVERAGE([.C2:.E2])" office:value-type="float" office:value="0.0318703359998835" calcext:value-type="float">
            <text:p>0.031870335999884</text:p>
          </table:table-cell>
          <table:table-cell/>
          <table:table-cell table:formula="of:=[.G2]/[.G2]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382005239000136" calcext:value-type="float">
            <text:p>0.382005239000136</text:p>
          </table:table-cell>
          <table:table-cell office:value-type="float" office:value="0.37764090499968" calcext:value-type="float">
            <text:p>0.37764090499968</text:p>
          </table:table-cell>
          <table:table-cell office:value-type="float" office:value="0.377441239000291" calcext:value-type="float">
            <text:p>0.377441239000291</text:p>
          </table:table-cell>
          <table:table-cell office:value-type="string" calcext:value-type="string">
            <text:p><text:s/></text:p>
          </table:table-cell>
          <table:table-cell table:formula="of:=AVERAGE([.C3:.E3])" office:value-type="float" office:value="0.379029127666702" calcext:value-type="float">
            <text:p>0.379029127666702</text:p>
          </table:table-cell>
          <table:table-cell/>
          <table:table-cell table:formula="of:=[.G3]/[.G3]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4.76762179700017" calcext:value-type="float">
            <text:p>4.76762179700017</text:p>
          </table:table-cell>
          <table:table-cell office:value-type="float" office:value="4.78798478499994" calcext:value-type="float">
            <text:p>4.78798478499994</text:p>
          </table:table-cell>
          <table:table-cell office:value-type="float" office:value="4.77744495200022" calcext:value-type="float">
            <text:p>4.77744495200022</text:p>
          </table:table-cell>
          <table:table-cell office:value-type="string" calcext:value-type="string">
            <text:p><text:s/></text:p>
          </table:table-cell>
          <table:table-cell table:formula="of:=AVERAGE([.C4:.E4])" office:value-type="float" office:value="4.77768384466678" calcext:value-type="float">
            <text:p>4.77768384466678</text:p>
          </table:table-cell>
          <table:table-cell/>
          <table:table-cell table:formula="of:=[.G4]/[.G4]" office:value-type="percentage" office:value="1" calcext:value-type="percentage">
            <text:p>100.00%</text:p>
          </table:table-cell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60.5950443499996" calcext:value-type="float">
            <text:p>60.5950443499996</text:p>
          </table:table-cell>
          <table:table-cell office:value-type="float" office:value="59.9381005240002" calcext:value-type="float">
            <text:p>59.9381005240002</text:p>
          </table:table-cell>
          <table:table-cell office:value-type="float" office:value="60.1970530409999" calcext:value-type="float">
            <text:p>60.1970530409999</text:p>
          </table:table-cell>
          <table:table-cell/>
          <table:table-cell table:formula="of:=AVERAGE([.C5:.E5])" office:value-type="float" office:value="60.2433993049999" calcext:value-type="float">
            <text:p>60.2433993049999</text:p>
          </table:table-cell>
          <table:table-cell/>
          <table:table-cell table:formula="of:=[.G5]/[.G5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random </text:p>
          </table:table-cell>
          <table:table-cell office:value-type="float" office:value="1341" calcext:value-type="float">
            <text:p>1341</text:p>
          </table:table-cell>
          <table:table-cell office:value-type="float" office:value="0.0433850549998169" calcext:value-type="float">
            <text:p>0.043385054999817</text:p>
          </table:table-cell>
          <table:table-cell office:value-type="float" office:value="0.043377930999668" calcext:value-type="float">
            <text:p>0.043377930999668</text:p>
          </table:table-cell>
          <table:table-cell office:value-type="float" office:value="0.0425761739998052" calcext:value-type="float">
            <text:p>0.042576173999805</text:p>
          </table:table-cell>
          <table:table-cell/>
          <table:table-cell table:formula="of:=AVERAGE([.C7:.E7])" office:value-type="float" office:value="0.0431130533330967" calcext:value-type="float">
            <text:p>0.043113053333097</text:p>
          </table:table-cell>
          <table:table-cell/>
          <table:table-cell table:formula="of:=[.G7]/[.G2]" office:value-type="percentage" office:value="1.35276431767943" calcext:value-type="percentage">
            <text:p>135.28%</text:p>
          </table:table-cell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676441155999783" calcext:value-type="float">
            <text:p>0.676441155999783</text:p>
          </table:table-cell>
          <table:table-cell office:value-type="float" office:value="0.673966773999382" calcext:value-type="float">
            <text:p>0.673966773999382</text:p>
          </table:table-cell>
          <table:table-cell office:value-type="float" office:value="0.678784571000506" calcext:value-type="float">
            <text:p>0.678784571000506</text:p>
          </table:table-cell>
          <table:table-cell office:value-type="string" calcext:value-type="string">
            <text:p><text:s/></text:p>
          </table:table-cell>
          <table:table-cell table:formula="of:=AVERAGE([.C8:.E8])" office:value-type="float" office:value="0.676397500333223" calcext:value-type="float">
            <text:p>0.676397500333223</text:p>
          </table:table-cell>
          <table:table-cell/>
          <table:table-cell table:formula="of:=[.G8]/[.G3]" office:value-type="percentage" office:value="1.78455282446791" calcext:value-type="percentage">
            <text:p>178.46%</text:p>
          </table:table-cell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8.84982392999973" calcext:value-type="float">
            <text:p>8.84982392999973</text:p>
          </table:table-cell>
          <table:table-cell office:value-type="float" office:value="8.64668927000002" calcext:value-type="float">
            <text:p>8.64668927000002</text:p>
          </table:table-cell>
          <table:table-cell office:value-type="float" office:value="8.47724227599974" calcext:value-type="float">
            <text:p>8.47724227599974</text:p>
          </table:table-cell>
          <table:table-cell office:value-type="string" calcext:value-type="string">
            <text:p><text:s/></text:p>
          </table:table-cell>
          <table:table-cell table:formula="of:=AVERAGE([.C9:.E9])" office:value-type="float" office:value="8.65791849199983" calcext:value-type="float">
            <text:p>8.65791849199983</text:p>
          </table:table-cell>
          <table:table-cell/>
          <table:table-cell table:formula="of:=[.G9]/[.G4]" office:value-type="percentage" office:value="1.81215810285657" calcext:value-type="percentage">
            <text:p>181.22%</text:p>
          </table:table-cell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120.135733905" calcext:value-type="float">
            <text:p>120.135733905</text:p>
          </table:table-cell>
          <table:table-cell office:value-type="float" office:value="119.601171732" calcext:value-type="float">
            <text:p>119.601171732</text:p>
          </table:table-cell>
          <table:table-cell office:value-type="float" office:value="117.93121058" calcext:value-type="float">
            <text:p>117.93121058</text:p>
          </table:table-cell>
          <table:table-cell office:value-type="string" calcext:value-type="string">
            <text:p><text:s/></text:p>
          </table:table-cell>
          <table:table-cell table:formula="of:=AVERAGE([.C10:.E10])" office:value-type="float" office:value="119.222705405667" calcext:value-type="float">
            <text:p>119.222705405667</text:p>
          </table:table-cell>
          <table:table-cell/>
          <table:table-cell table:formula="of:=[.G10]/[.G5]" office:value-type="percentage" office:value="1.97901690112251" calcext:value-type="percentage">
            <text:p>197.90%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seeded </text:p>
          </table:table-cell>
          <table:table-cell office:value-type="float" office:value="1341" calcext:value-type="float">
            <text:p>1341</text:p>
          </table:table-cell>
          <table:table-cell office:value-type="float" office:value="0.0375476310000522" calcext:value-type="float">
            <text:p>0.037547631000052</text:p>
          </table:table-cell>
          <table:table-cell office:value-type="float" office:value="0.0373795749992496" calcext:value-type="float">
            <text:p>0.03737957499925</text:p>
          </table:table-cell>
          <table:table-cell office:value-type="float" office:value="0.0371850800001994" calcext:value-type="float">
            <text:p>0.037185080000199</text:p>
          </table:table-cell>
          <table:table-cell/>
          <table:table-cell table:formula="of:=AVERAGE([.C12:.E12])" office:value-type="float" office:value="0.0373707619998337" calcext:value-type="float">
            <text:p>0.037370761999834</text:p>
          </table:table-cell>
          <table:table-cell/>
          <table:table-cell table:formula="of:=[.G12]/[.G2]" office:value-type="percentage" office:value="1.17258763760665" calcext:value-type="percentage">
            <text:p>117.26%</text:p>
          </table:table-cell>
        </table:table-row>
        <table:table-row table:style-name="ro2">
          <table:table-cell/>
          <table:table-cell office:value-type="float" office:value="13410" calcext:value-type="float">
            <text:p>13410</text:p>
          </table:table-cell>
          <table:table-cell office:value-type="float" office:value="0.527538139999706" calcext:value-type="float">
            <text:p>0.527538139999706</text:p>
          </table:table-cell>
          <table:table-cell office:value-type="float" office:value="0.547477841999353" calcext:value-type="float">
            <text:p>0.547477841999353</text:p>
          </table:table-cell>
          <table:table-cell office:value-type="float" office:value="0.544159394000417" calcext:value-type="float">
            <text:p>0.544159394000417</text:p>
          </table:table-cell>
          <table:table-cell office:value-type="string" calcext:value-type="string">
            <text:p><text:s/></text:p>
          </table:table-cell>
          <table:table-cell table:formula="of:=AVERAGE([.C13:.E13])" office:value-type="float" office:value="0.539725125333158" calcext:value-type="float">
            <text:p>0.539725125333158</text:p>
          </table:table-cell>
          <table:table-cell/>
          <table:table-cell table:formula="of:=[.G13]/[.G3]" office:value-type="percentage" office:value="1.42396741025076" calcext:value-type="percentage">
            <text:p>142.40%</text:p>
          </table:table-cell>
        </table:table-row>
        <table:table-row table:style-name="ro2">
          <table:table-cell/>
          <table:table-cell office:value-type="float" office:value="134100" calcext:value-type="float">
            <text:p>134100</text:p>
          </table:table-cell>
          <table:table-cell office:value-type="float" office:value="7.31759509499989" calcext:value-type="float">
            <text:p>7.31759509499989</text:p>
          </table:table-cell>
          <table:table-cell office:value-type="float" office:value="7.34996428200066" calcext:value-type="float">
            <text:p>7.34996428200066</text:p>
          </table:table-cell>
          <table:table-cell office:value-type="float" office:value="7.27794765700037" calcext:value-type="float">
            <text:p>7.27794765700037</text:p>
          </table:table-cell>
          <table:table-cell office:value-type="string" calcext:value-type="string">
            <text:p><text:s/></text:p>
          </table:table-cell>
          <table:table-cell table:formula="of:=AVERAGE([.C14:.E14])" office:value-type="float" office:value="7.31516901133364" calcext:value-type="float">
            <text:p>7.31516901133364</text:p>
          </table:table-cell>
          <table:table-cell/>
          <table:table-cell table:formula="of:=[.G14]/[.G4]" office:value-type="percentage" office:value="1.53111198839567" calcext:value-type="percentage">
            <text:p>153.11%</text:p>
          </table:table-cell>
        </table:table-row>
        <table:table-row table:style-name="ro2">
          <table:table-cell/>
          <table:table-cell office:value-type="float" office:value="1341000" calcext:value-type="float">
            <text:p>1341000</text:p>
          </table:table-cell>
          <table:table-cell office:value-type="float" office:value="96.3760038070004" calcext:value-type="float">
            <text:p>96.3760038070004</text:p>
          </table:table-cell>
          <table:table-cell office:value-type="float" office:value="95.7190316880005" calcext:value-type="float">
            <text:p>95.7190316880005</text:p>
          </table:table-cell>
          <table:table-cell office:value-type="float" office:value="95.7667742050007" calcext:value-type="float">
            <text:p>95.7667742050007</text:p>
          </table:table-cell>
          <table:table-cell office:value-type="string" calcext:value-type="string">
            <text:p><text:s/></text:p>
          </table:table-cell>
          <table:table-cell table:formula="of:=AVERAGE([.C15:.E15])" office:value-type="float" office:value="95.9539365666672" calcext:value-type="float">
            <text:p>95.9539365666672</text:p>
          </table:table-cell>
          <table:table-cell/>
          <table:table-cell table:formula="of:=[.G15]/[.G5]" office:value-type="percentage" office:value="1.59277095372511" calcext:value-type="percentage">
            <text:p>159.28%</text:p>
          </table:table-cell>
        </table:table-row>
      </table:table>
      <table:table table:name="4search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default-cell-style-name="ce2"/>
        <table:table-row table:style-name="ro2">
          <table:table-cell table:style-name="ce1" office:value-type="string" calcext:value-type="string">
            <text:p>pre 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/>
          <table:table-cell table:style-name="Default" office:value-type="string" calcext:value-type="string">
            <text:p>compared to pre</text:p>
          </table:table-cell>
          <table:table-cell table:style-name="Default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66830400003164" calcext:value-type="float">
            <text:p>0.016683040000316</text:p>
          </table:table-cell>
          <table:table-cell office:value-type="float" office:value="0.0158004410004651" calcext:value-type="float">
            <text:p>0.015800441000465</text:p>
          </table:table-cell>
          <table:table-cell office:value-type="float" office:value="0.015725499999462" calcext:value-type="float">
            <text:p>0.015725499999462</text:p>
          </table:table-cell>
          <table:table-cell/>
          <table:table-cell table:formula="of:=AVERAGE([.D2:.F2])" office:value-type="float" office:value="0.0160696603334145" calcext:value-type="float">
            <text:p>0.016069660333415</text:p>
          </table:table-cell>
          <table:table-cell table:formula="of:=STDEV([.D2:.F2])" office:value-type="float" office:value="0.000532522300222574" calcext:value-type="float">
            <text:p>0.000532522300223</text:p>
          </table:table-cell>
          <table:table-cell/>
          <table:table-cell table:formula="of:=[.H2]/[.H2]" office:value-type="percentage" office:value="1" calcext:value-type="percentage">
            <text:p>100.00%</text:p>
          </table:table-cell>
          <table:table-cell table:formula="of:=[.I2]/[.I2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174821217000499" calcext:value-type="float">
            <text:p>0.174821217000499</text:p>
          </table:table-cell>
          <table:table-cell office:value-type="float" office:value="0.174266063000687" calcext:value-type="float">
            <text:p>0.174266063000687</text:p>
          </table:table-cell>
          <table:table-cell office:value-type="float" office:value="0.174752447000174" calcext:value-type="float">
            <text:p>0.174752447000174</text:p>
          </table:table-cell>
          <table:table-cell/>
          <table:table-cell table:formula="of:=AVERAGE([.D3:.F3])" office:value-type="float" office:value="0.174613242333786" calcext:value-type="float">
            <text:p>0.174613242333786</text:p>
          </table:table-cell>
          <table:table-cell table:formula="of:=STDEV([.D3:.F3])" office:value-type="float" office:value="0.000302625916330491" calcext:value-type="float">
            <text:p>0.00030262591633</text:p>
          </table:table-cell>
          <table:table-cell/>
          <table:table-cell table:formula="of:=[.H3]/[.H3]" office:value-type="percentage" office:value="1" calcext:value-type="percentage">
            <text:p>100.00%</text:p>
          </table:table-cell>
          <table:table-cell table:formula="of:=[.I3]/[.I3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.76656465699944" calcext:value-type="float">
            <text:p>1.76656465699944</text:p>
          </table:table-cell>
          <table:table-cell office:value-type="float" office:value="1.76521411800059" calcext:value-type="float">
            <text:p>1.76521411800059</text:p>
          </table:table-cell>
          <table:table-cell office:value-type="float" office:value="1.77054097099972" calcext:value-type="float">
            <text:p>1.77054097099972</text:p>
          </table:table-cell>
          <table:table-cell/>
          <table:table-cell table:formula="of:=AVERAGE([.D4:.F4])" office:value-type="float" office:value="1.76743991533325" calcext:value-type="float">
            <text:p>1.76743991533325</text:p>
          </table:table-cell>
          <table:table-cell table:formula="of:=STDEV([.D4:.F4])" office:value-type="float" office:value="0.00276918735042831" calcext:value-type="float">
            <text:p>0.002769187350428</text:p>
          </table:table-cell>
          <table:table-cell/>
          <table:table-cell table:formula="of:=[.H4]/[.H4]" office:value-type="percentage" office:value="1" calcext:value-type="percentage">
            <text:p>100.00%</text:p>
          </table:table-cell>
          <table:table-cell table:formula="of:=[.I4]/[.I4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9.8053008710003" calcext:value-type="float">
            <text:p>19.8053008710003</text:p>
          </table:table-cell>
          <table:table-cell office:value-type="float" office:value="17.4865588780003" calcext:value-type="float">
            <text:p>17.4865588780003</text:p>
          </table:table-cell>
          <table:table-cell office:value-type="float" office:value="17.3579370469997" calcext:value-type="float">
            <text:p>17.3579370469997</text:p>
          </table:table-cell>
          <table:table-cell/>
          <table:table-cell table:formula="of:=AVERAGE([.D5:.F5])" office:value-type="float" office:value="18.2165989320001" calcext:value-type="float">
            <text:p>18.2165989320001</text:p>
          </table:table-cell>
          <table:table-cell table:formula="of:=STDEV([.D5:.F5])" office:value-type="float" office:value="1.37735844357587" calcext:value-type="float">
            <text:p>1.37735844357587</text:p>
          </table:table-cell>
          <table:table-cell/>
          <table:table-cell table:formula="of:=[.H5]/[.H5]" office:value-type="percentage" office:value="1" calcext:value-type="percentage">
            <text:p>100.00%</text:p>
          </table:table-cell>
          <table:table-cell table:formula="of:=[.I5]/[.I5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60232300004282" calcext:value-type="float">
            <text:p>0.016023230000428</text:p>
          </table:table-cell>
          <table:table-cell office:value-type="float" office:value="0.0154891359998146" calcext:value-type="float">
            <text:p>0.015489135999815</text:p>
          </table:table-cell>
          <table:table-cell office:value-type="float" office:value="0.0153388829994583" calcext:value-type="float">
            <text:p>0.015338882999458</text:p>
          </table:table-cell>
          <table:table-cell/>
          <table:table-cell table:formula="of:=AVERAGE([.D7:.F7])" office:value-type="float" office:value="0.0156170829999004" calcext:value-type="float">
            <text:p>0.0156170829999</text:p>
          </table:table-cell>
          <table:table-cell table:formula="of:=STDEV([.D7:.F7])" office:value-type="float" office:value="0.000359667249770282" calcext:value-type="float">
            <text:p>0.00035966724977</text:p>
          </table:table-cell>
          <table:table-cell/>
          <table:table-cell table:formula="of:=[.H7]/[.H7]" office:value-type="percentage" office:value="1" calcext:value-type="percentage">
            <text:p>100.00%</text:p>
          </table:table-cell>
          <table:table-cell table:formula="of:=[.I7]/[.I7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68062400999588" calcext:value-type="float">
            <text:p>0.168062400999588</text:p>
          </table:table-cell>
          <table:table-cell office:value-type="float" office:value="0.168144235999534" calcext:value-type="float">
            <text:p>0.168144235999534</text:p>
          </table:table-cell>
          <table:table-cell office:value-type="float" office:value="0.169160346000353" calcext:value-type="float">
            <text:p>0.169160346000353</text:p>
          </table:table-cell>
          <table:table-cell/>
          <table:table-cell table:formula="of:=AVERAGE([.D8:.F8])" office:value-type="float" office:value="0.168455660999825" calcext:value-type="float">
            <text:p>0.168455660999825</text:p>
          </table:table-cell>
          <table:table-cell table:formula="of:=STDEV([.D8:.F8])" office:value-type="float" office:value="0.000611645284687976" calcext:value-type="float">
            <text:p>0.000611645284688</text:p>
          </table:table-cell>
          <table:table-cell/>
          <table:table-cell table:formula="of:=[.H8]/[.H8]" office:value-type="percentage" office:value="1" calcext:value-type="percentage">
            <text:p>100.00%</text:p>
          </table:table-cell>
          <table:table-cell table:formula="of:=[.I8]/[.I8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74445870199997" calcext:value-type="float">
            <text:p>1.74445870199997</text:p>
          </table:table-cell>
          <table:table-cell office:value-type="float" office:value="1.72243934000016" calcext:value-type="float">
            <text:p>1.72243934000016</text:p>
          </table:table-cell>
          <table:table-cell office:value-type="float" office:value="1.71865668999999" calcext:value-type="float">
            <text:p>1.71865668999999</text:p>
          </table:table-cell>
          <table:table-cell/>
          <table:table-cell table:formula="of:=AVERAGE([.D9:.F9])" office:value-type="float" office:value="1.72851824400004" calcext:value-type="float">
            <text:p>1.72851824400004</text:p>
          </table:table-cell>
          <table:table-cell table:formula="of:=STDEV([.D9:.F9])" office:value-type="float" office:value="0.0139337992375249" calcext:value-type="float">
            <text:p>0.013933799237525</text:p>
          </table:table-cell>
          <table:table-cell/>
          <table:table-cell table:formula="of:=[.H9]/[.H9]" office:value-type="percentage" office:value="1" calcext:value-type="percentage">
            <text:p>100.00%</text:p>
          </table:table-cell>
          <table:table-cell table:formula="of:=[.I9]/[.I9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7.9241899009994" calcext:value-type="float">
            <text:p>17.9241899009994</text:p>
          </table:table-cell>
          <table:table-cell office:value-type="float" office:value="17.4621382219993" calcext:value-type="float">
            <text:p>17.4621382219993</text:p>
          </table:table-cell>
          <table:table-cell office:value-type="float" office:value="17.3074326189999" calcext:value-type="float">
            <text:p>17.3074326189999</text:p>
          </table:table-cell>
          <table:table-cell/>
          <table:table-cell table:formula="of:=AVERAGE([.D10:.F10])" office:value-type="float" office:value="17.5645869139995" calcext:value-type="float">
            <text:p>17.5645869139995</text:p>
          </table:table-cell>
          <table:table-cell table:formula="of:=STDEV([.D10:.F10])" office:value-type="float" office:value="0.320888122395135" calcext:value-type="float">
            <text:p>0.320888122395135</text:p>
          </table:table-cell>
          <table:table-cell/>
          <table:table-cell table:formula="of:=[.H10]/[.H10]" office:value-type="percentage" office:value="1" calcext:value-type="percentage">
            <text:p>100.00%</text:p>
          </table:table-cell>
          <table:table-cell table:formula="of:=[.I10]/[.I10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66640050001661" calcext:value-type="float">
            <text:p>0.016664005000166</text:p>
          </table:table-cell>
          <table:table-cell office:value-type="float" office:value="0.0161856960003206" calcext:value-type="float">
            <text:p>0.016185696000321</text:p>
          </table:table-cell>
          <table:table-cell office:value-type="float" office:value="0.0160201439994125" calcext:value-type="float">
            <text:p>0.016020143999413</text:p>
          </table:table-cell>
          <table:table-cell/>
          <table:table-cell table:formula="of:=AVERAGE([.D12:.F12])" office:value-type="float" office:value="0.0162899483332997" calcext:value-type="float">
            <text:p>0.0162899483333</text:p>
          </table:table-cell>
          <table:table-cell table:formula="of:=STDEV([.D12:.F12])" office:value-type="float" office:value="0.000334351101047281" calcext:value-type="float">
            <text:p>0.000334351101047</text:p>
          </table:table-cell>
          <table:table-cell/>
          <table:table-cell table:formula="of:=[.H12]/[.H12]" office:value-type="percentage" office:value="1" calcext:value-type="percentage">
            <text:p>100.00%</text:p>
          </table:table-cell>
          <table:table-cell table:formula="of:=[.I12]/[.I12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73395436999272" calcext:value-type="float">
            <text:p>0.173395436999272</text:p>
          </table:table-cell>
          <table:table-cell office:value-type="float" office:value="0.174160063999807" calcext:value-type="float">
            <text:p>0.174160063999807</text:p>
          </table:table-cell>
          <table:table-cell office:value-type="float" office:value="0.175501445000009" calcext:value-type="float">
            <text:p>0.175501445000009</text:p>
          </table:table-cell>
          <table:table-cell/>
          <table:table-cell table:formula="of:=AVERAGE([.D13:.F13])" office:value-type="float" office:value="0.174352315333029" calcext:value-type="float">
            <text:p>0.174352315333029</text:p>
          </table:table-cell>
          <table:table-cell table:formula="of:=STDEV([.D13:.F13])" office:value-type="float" office:value="0.00106608529496318" calcext:value-type="float">
            <text:p>0.001066085294963</text:p>
          </table:table-cell>
          <table:table-cell/>
          <table:table-cell table:formula="of:=[.H13]/[.H13]" office:value-type="percentage" office:value="1" calcext:value-type="percentage">
            <text:p>100.00%</text:p>
          </table:table-cell>
          <table:table-cell table:formula="of:=[.I13]/[.I13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77676059299938" calcext:value-type="float">
            <text:p>1.77676059299938</text:p>
          </table:table-cell>
          <table:table-cell office:value-type="float" office:value="1.79069794200041" calcext:value-type="float">
            <text:p>1.79069794200041</text:p>
          </table:table-cell>
          <table:table-cell office:value-type="float" office:value="1.78810195200003" calcext:value-type="float">
            <text:p>1.78810195200003</text:p>
          </table:table-cell>
          <table:table-cell/>
          <table:table-cell table:formula="of:=AVERAGE([.D14:.F14])" office:value-type="float" office:value="1.78518682899994" calcext:value-type="float">
            <text:p>1.78518682899994</text:p>
          </table:table-cell>
          <table:table-cell table:formula="of:=STDEV([.D14:.F14])" office:value-type="float" office:value="0.0074118743158093" calcext:value-type="float">
            <text:p>0.007411874315809</text:p>
          </table:table-cell>
          <table:table-cell/>
          <table:table-cell table:formula="of:=[.H14]/[.H14]" office:value-type="percentage" office:value="1" calcext:value-type="percentage">
            <text:p>100.00%</text:p>
          </table:table-cell>
          <table:table-cell table:formula="of:=[.I14]/[.I14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7.552951312" calcext:value-type="float">
            <text:p>17.552951312</text:p>
          </table:table-cell>
          <table:table-cell office:value-type="float" office:value="17.8050470389999" calcext:value-type="float">
            <text:p>17.8050470389999</text:p>
          </table:table-cell>
          <table:table-cell office:value-type="float" office:value="17.8401996379998" calcext:value-type="float">
            <text:p>17.8401996379998</text:p>
          </table:table-cell>
          <table:table-cell/>
          <table:table-cell table:formula="of:=AVERAGE([.D15:.F15])" office:value-type="float" office:value="17.7327326629999" calcext:value-type="float">
            <text:p>17.7327326629999</text:p>
          </table:table-cell>
          <table:table-cell table:formula="of:=STDEV([.D15:.F15])" office:value-type="float" office:value="0.156684162982812" calcext:value-type="float">
            <text:p>0.156684162982812</text:p>
          </table:table-cell>
          <table:table-cell/>
          <table:table-cell table:formula="of:=[.H15]/[.H15]" office:value-type="percentage" office:value="1" calcext:value-type="percentage">
            <text:p>100.00%</text:p>
          </table:table-cell>
          <table:table-cell table:formula="of:=[.I15]/[.I15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74018910001905" calcext:value-type="float">
            <text:p>0.017401891000191</text:p>
          </table:table-cell>
          <table:table-cell office:value-type="float" office:value="0.0164653310002905" calcext:value-type="float">
            <text:p>0.016465331000291</text:p>
          </table:table-cell>
          <table:table-cell office:value-type="float" office:value="0.0165407630001937" calcext:value-type="float">
            <text:p>0.016540763000194</text:p>
          </table:table-cell>
          <table:table-cell/>
          <table:table-cell table:formula="of:=AVERAGE([.D17:.F17])" office:value-type="float" office:value="0.0168026616668916" calcext:value-type="float">
            <text:p>0.016802661666892</text:p>
          </table:table-cell>
          <table:table-cell table:formula="of:=STDEV([.D17:.F17])" office:value-type="float" office:value="0.000520316578696842" calcext:value-type="float">
            <text:p>0.000520316578697</text:p>
          </table:table-cell>
          <table:table-cell/>
          <table:table-cell table:formula="of:=[.H17]/[.H17]" office:value-type="percentage" office:value="1" calcext:value-type="percentage">
            <text:p>100.00%</text:p>
          </table:table-cell>
          <table:table-cell table:formula="of:=[.I17]/[.I17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72684490999927" calcext:value-type="float">
            <text:p>0.172684490999927</text:p>
          </table:table-cell>
          <table:table-cell office:value-type="float" office:value="0.174887411000782" calcext:value-type="float">
            <text:p>0.174887411000782</text:p>
          </table:table-cell>
          <table:table-cell office:value-type="float" office:value="0.175594010000168" calcext:value-type="float">
            <text:p>0.175594010000168</text:p>
          </table:table-cell>
          <table:table-cell/>
          <table:table-cell table:formula="of:=AVERAGE([.D18:.F18])" office:value-type="float" office:value="0.174388637333626" calcext:value-type="float">
            <text:p>0.174388637333626</text:p>
          </table:table-cell>
          <table:table-cell table:formula="of:=STDEV([.D18:.F18])" office:value-type="float" office:value="0.00151753305778718" calcext:value-type="float">
            <text:p>0.001517533057787</text:p>
          </table:table-cell>
          <table:table-cell/>
          <table:table-cell table:formula="of:=[.H18]/[.H18]" office:value-type="percentage" office:value="1" calcext:value-type="percentage">
            <text:p>100.00%</text:p>
          </table:table-cell>
          <table:table-cell table:formula="of:=[.I18]/[.I18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79152111900021" calcext:value-type="float">
            <text:p>1.79152111900021</text:p>
          </table:table-cell>
          <table:table-cell office:value-type="float" office:value="1.78960791200007" calcext:value-type="float">
            <text:p>1.78960791200007</text:p>
          </table:table-cell>
          <table:table-cell office:value-type="float" office:value="1.79125598100018" calcext:value-type="float">
            <text:p>1.79125598100018</text:p>
          </table:table-cell>
          <table:table-cell/>
          <table:table-cell table:formula="of:=AVERAGE([.D19:.F19])" office:value-type="float" office:value="1.79079500400015" calcext:value-type="float">
            <text:p>1.79079500400015</text:p>
          </table:table-cell>
          <table:table-cell table:formula="of:=STDEV([.D19:.F19])" office:value-type="float" office:value="0.00103656408497717" calcext:value-type="float">
            <text:p>0.001036564084977</text:p>
          </table:table-cell>
          <table:table-cell/>
          <table:table-cell table:formula="of:=[.H19]/[.H19]" office:value-type="percentage" office:value="1" calcext:value-type="percentage">
            <text:p>100.00%</text:p>
          </table:table-cell>
          <table:table-cell table:formula="of:=[.I19]/[.I19]" office:value-type="percentage" office:value="1" calcext:value-type="percentage">
            <text:p>100.00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7.6347907929994" calcext:value-type="float">
            <text:p>17.6347907929994</text:p>
          </table:table-cell>
          <table:table-cell office:value-type="float" office:value="17.8927740569998" calcext:value-type="float">
            <text:p>17.8927740569998</text:p>
          </table:table-cell>
          <table:table-cell office:value-type="float" office:value="17.909579487" calcext:value-type="float">
            <text:p>17.909579487</text:p>
          </table:table-cell>
          <table:table-cell/>
          <table:table-cell table:formula="of:=AVERAGE([.D20:.F20])" office:value-type="float" office:value="17.8123814456664" calcext:value-type="float">
            <text:p>17.8123814456664</text:p>
          </table:table-cell>
          <table:table-cell table:formula="of:=STDEV([.D20:.F20])" office:value-type="float" office:value="0.154027385731838" calcext:value-type="float">
            <text:p>0.154027385731838</text:p>
          </table:table-cell>
          <table:table-cell/>
          <table:table-cell table:formula="of:=[.H20]/[.H20]" office:value-type="percentage" office:value="1" calcext:value-type="percentage">
            <text:p>100.00%</text:p>
          </table:table-cell>
          <table:table-cell table:formula="of:=[.I20]/[.I20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1" office:value-type="string" calcext:value-type="string">
            <text:p>random </text:p>
          </table:table-cell>
          <table:table-cell table:number-columns-repeated="1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50862689997666" calcext:value-type="float">
            <text:p>0.015086268999767</text:p>
          </table:table-cell>
          <table:table-cell office:value-type="float" office:value="0.014660637999441" calcext:value-type="float">
            <text:p>0.014660637999441</text:p>
          </table:table-cell>
          <table:table-cell office:value-type="float" office:value="0.0147473919996628" calcext:value-type="float">
            <text:p>0.014747391999663</text:p>
          </table:table-cell>
          <table:table-cell office:value-type="string" calcext:value-type="string">
            <text:p><text:s/></text:p>
          </table:table-cell>
          <table:table-cell table:formula="of:=AVERAGE([.D23:.F23])" office:value-type="float" office:value="0.0148314329996235" calcext:value-type="float">
            <text:p>0.014831432999624</text:p>
          </table:table-cell>
          <table:table-cell table:formula="of:=STDEV([.D23:.F23])" office:value-type="float" office:value="0.000224916883237669" calcext:value-type="float">
            <text:p>0.000224916883238</text:p>
          </table:table-cell>
          <table:table-cell/>
          <table:table-cell table:formula="of:=[.H23]/[.H2]" office:value-type="percentage" office:value="0.922946265938407" calcext:value-type="percentage">
            <text:p>92.29%</text:p>
          </table:table-cell>
          <table:table-cell table:formula="of:=[.I23]/[.I2]" office:value-type="percentage" office:value="0.422361435650043" calcext:value-type="percentage">
            <text:p>42.24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160032546999901" calcext:value-type="float">
            <text:p>0.160032546999901</text:p>
          </table:table-cell>
          <table:table-cell office:value-type="float" office:value="0.160111113999847" calcext:value-type="float">
            <text:p>0.160111113999847</text:p>
          </table:table-cell>
          <table:table-cell office:value-type="float" office:value="0.161660318000031" calcext:value-type="float">
            <text:p>0.161660318000031</text:p>
          </table:table-cell>
          <table:table-cell office:value-type="string" calcext:value-type="string">
            <text:p><text:s/></text:p>
          </table:table-cell>
          <table:table-cell table:formula="of:=AVERAGE([.D24:.F24])" office:value-type="float" office:value="0.160601326333259" calcext:value-type="float">
            <text:p>0.160601326333259</text:p>
          </table:table-cell>
          <table:table-cell table:formula="of:=STDEV([.D24:.F24])" office:value-type="float" office:value="0.000917954631825014" calcext:value-type="float">
            <text:p>0.000917954631825</text:p>
          </table:table-cell>
          <table:table-cell/>
          <table:table-cell table:formula="of:=[.H24]/[.H3]" office:value-type="percentage" office:value="0.919754562636537" calcext:value-type="percentage">
            <text:p>91.98%</text:p>
          </table:table-cell>
          <table:table-cell table:formula="of:=[.I24]/[.I3]" office:value-type="percentage" office:value="3.03329814893493" calcext:value-type="percentage">
            <text:p>303.33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.77957065499959" calcext:value-type="float">
            <text:p>1.77957065499959</text:p>
          </table:table-cell>
          <table:table-cell office:value-type="float" office:value="1.80300256199916" calcext:value-type="float">
            <text:p>1.80300256199916</text:p>
          </table:table-cell>
          <table:table-cell office:value-type="float" office:value="1.76395478999984" calcext:value-type="float">
            <text:p>1.76395478999984</text:p>
          </table:table-cell>
          <table:table-cell office:value-type="string" calcext:value-type="string">
            <text:p><text:s/></text:p>
          </table:table-cell>
          <table:table-cell table:formula="of:=AVERAGE([.D25:.F25])" office:value-type="float" office:value="1.78217600233287" calcext:value-type="float">
            <text:p>1.78217600233287</text:p>
          </table:table-cell>
          <table:table-cell table:formula="of:=STDEV([.D25:.F25])" office:value-type="float" office:value="0.0196538291580294" calcext:value-type="float">
            <text:p>0.01965382915803</text:p>
          </table:table-cell>
          <table:table-cell/>
          <table:table-cell table:formula="of:=[.H25]/[.H4]" office:value-type="percentage" office:value="1.00833753208343" calcext:value-type="percentage">
            <text:p>100.83%</text:p>
          </table:table-cell>
          <table:table-cell table:formula="of:=[.I25]/[.I4]" office:value-type="percentage" office:value="7.09732736392487" calcext:value-type="percentage">
            <text:p>709.73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8.6787781370003" calcext:value-type="float">
            <text:p>18.6787781370003</text:p>
          </table:table-cell>
          <table:table-cell office:value-type="float" office:value="17.9335317630002" calcext:value-type="float">
            <text:p>17.9335317630002</text:p>
          </table:table-cell>
          <table:table-cell office:value-type="float" office:value="18.0556757270006" calcext:value-type="float">
            <text:p>18.0556757270006</text:p>
          </table:table-cell>
          <table:table-cell office:value-type="string" calcext:value-type="string">
            <text:p><text:s/></text:p>
          </table:table-cell>
          <table:table-cell table:formula="of:=AVERAGE([.D26:.F26])" office:value-type="float" office:value="18.222661875667" calcext:value-type="float">
            <text:p>18.222661875667</text:p>
          </table:table-cell>
          <table:table-cell table:formula="of:=STDEV([.D26:.F26])" office:value-type="float" office:value="0.399701538494562" calcext:value-type="float">
            <text:p>0.399701538494562</text:p>
          </table:table-cell>
          <table:table-cell/>
          <table:table-cell table:formula="of:=[.H26]/[.H5]" office:value-type="percentage" office:value="1.00033282522657" calcext:value-type="percentage">
            <text:p>100.03%</text:p>
          </table:table-cell>
          <table:table-cell table:formula="of:=[.I26]/[.I5]" office:value-type="percentage" office:value="0.290194277574445" calcext:value-type="percentage">
            <text:p>29.02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45450909994906" calcext:value-type="float">
            <text:p>0.014545090999491</text:p>
          </table:table-cell>
          <table:table-cell office:value-type="float" office:value="0.0142000830001052" calcext:value-type="float">
            <text:p>0.014200083000105</text:p>
          </table:table-cell>
          <table:table-cell office:value-type="float" office:value="0.0144441619995632" calcext:value-type="float">
            <text:p>0.014444161999563</text:p>
          </table:table-cell>
          <table:table-cell office:value-type="string" calcext:value-type="string">
            <text:p><text:s/></text:p>
          </table:table-cell>
          <table:table-cell table:formula="of:=AVERAGE([.D28:.F28])" office:value-type="float" office:value="0.014396445333053" calcext:value-type="float">
            <text:p>0.014396445333053</text:p>
          </table:table-cell>
          <table:table-cell table:formula="of:=STDEV([.D28:.F28])" office:value-type="float" office:value="0.000177384582495536" calcext:value-type="float">
            <text:p>0.000177384582496</text:p>
          </table:table-cell>
          <table:table-cell/>
          <table:table-cell table:formula="of:=[.H28]/[.H7]" office:value-type="percentage" office:value="0.921839586377615" calcext:value-type="percentage">
            <text:p>92.18%</text:p>
          </table:table-cell>
          <table:table-cell table:formula="of:=[.I28]/[.I7]" office:value-type="percentage" office:value="0.493190810697473" calcext:value-type="percentage">
            <text:p>49.32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62653524000234" calcext:value-type="float">
            <text:p>0.162653524000234</text:p>
          </table:table-cell>
          <table:table-cell office:value-type="float" office:value="0.163647403000141" calcext:value-type="float">
            <text:p>0.163647403000141</text:p>
          </table:table-cell>
          <table:table-cell office:value-type="float" office:value="0.162921848999758" calcext:value-type="float">
            <text:p>0.162921848999758</text:p>
          </table:table-cell>
          <table:table-cell office:value-type="string" calcext:value-type="string">
            <text:p><text:s/></text:p>
          </table:table-cell>
          <table:table-cell table:formula="of:=AVERAGE([.D29:.F29])" office:value-type="float" office:value="0.163074258666711" calcext:value-type="float">
            <text:p>0.163074258666711</text:p>
          </table:table-cell>
          <table:table-cell table:formula="of:=STDEV([.D29:.F29])" office:value-type="float" office:value="0.000514169618462098" calcext:value-type="float">
            <text:p>0.000514169618462</text:p>
          </table:table-cell>
          <table:table-cell/>
          <table:table-cell table:formula="of:=[.H29]/[.H8]" office:value-type="percentage" office:value="0.968054488040507" calcext:value-type="percentage">
            <text:p>96.81%</text:p>
          </table:table-cell>
          <table:table-cell table:formula="of:=[.I29]/[.I8]" office:value-type="percentage" office:value="0.840633666822749" calcext:value-type="percentage">
            <text:p>84.06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72274133799965" calcext:value-type="float">
            <text:p>1.72274133799965</text:p>
          </table:table-cell>
          <table:table-cell office:value-type="float" office:value="1.73370661100034" calcext:value-type="float">
            <text:p>1.73370661100034</text:p>
          </table:table-cell>
          <table:table-cell office:value-type="float" office:value="1.79323110399946" calcext:value-type="float">
            <text:p>1.79323110399946</text:p>
          </table:table-cell>
          <table:table-cell office:value-type="string" calcext:value-type="string">
            <text:p><text:s/></text:p>
          </table:table-cell>
          <table:table-cell table:formula="of:=AVERAGE([.D30:.F30])" office:value-type="float" office:value="1.74989301766648" calcext:value-type="float">
            <text:p>1.74989301766648</text:p>
          </table:table-cell>
          <table:table-cell table:formula="of:=STDEV([.D30:.F30])" office:value-type="float" office:value="0.037930220118637" calcext:value-type="float">
            <text:p>0.037930220118637</text:p>
          </table:table-cell>
          <table:table-cell/>
          <table:table-cell table:formula="of:=[.H30]/[.H9]" office:value-type="percentage" office:value="1.01236595201736" calcext:value-type="percentage">
            <text:p>101.24%</text:p>
          </table:table-cell>
          <table:table-cell table:formula="of:=[.I30]/[.I9]" office:value-type="percentage" office:value="2.72217357750409" calcext:value-type="percentage">
            <text:p>272.22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8.2379619160001" calcext:value-type="float">
            <text:p>18.2379619160001</text:p>
          </table:table-cell>
          <table:table-cell office:value-type="float" office:value="18.3739134759999" calcext:value-type="float">
            <text:p>18.3739134759999</text:p>
          </table:table-cell>
          <table:table-cell office:value-type="float" office:value="18.3470198519999" calcext:value-type="float">
            <text:p>18.3470198519999</text:p>
          </table:table-cell>
          <table:table-cell office:value-type="string" calcext:value-type="string">
            <text:p><text:s/></text:p>
          </table:table-cell>
          <table:table-cell table:formula="of:=AVERAGE([.D31:.F31])" office:value-type="float" office:value="18.319631748" calcext:value-type="float">
            <text:p>18.319631748</text:p>
          </table:table-cell>
          <table:table-cell table:formula="of:=STDEV([.D31:.F31])" office:value-type="float" office:value="0.0719950543240584" calcext:value-type="float">
            <text:p>0.071995054324058</text:p>
          </table:table-cell>
          <table:table-cell/>
          <table:table-cell table:formula="of:=[.H31]/[.H10]" office:value-type="percentage" office:value="1.04298676864405" calcext:value-type="percentage">
            <text:p>104.30%</text:p>
          </table:table-cell>
          <table:table-cell table:formula="of:=[.I31]/[.I10]" office:value-type="percentage" office:value="0.224361854800612" calcext:value-type="percentage">
            <text:p>22.44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53008130000671" calcext:value-type="float">
            <text:p>0.015300813000067</text:p>
          </table:table-cell>
          <table:table-cell office:value-type="float" office:value="0.0146646570001394" calcext:value-type="float">
            <text:p>0.01466465700014</text:p>
          </table:table-cell>
          <table:table-cell office:value-type="float" office:value="0.014616536000176" calcext:value-type="float">
            <text:p>0.014616536000176</text:p>
          </table:table-cell>
          <table:table-cell office:value-type="string" calcext:value-type="string">
            <text:p><text:s/></text:p>
          </table:table-cell>
          <table:table-cell table:formula="of:=AVERAGE([.D33:.F33])" office:value-type="float" office:value="0.0148606686667942" calcext:value-type="float">
            <text:p>0.014860668666794</text:p>
          </table:table-cell>
          <table:table-cell table:formula="of:=STDEV([.D33:.F33])" office:value-type="float" office:value="0.000381934789255435" calcext:value-type="float">
            <text:p>0.000381934789255</text:p>
          </table:table-cell>
          <table:table-cell/>
          <table:table-cell table:formula="of:=[.H33]/[.H12]" office:value-type="percentage" office:value="0.912260024570867" calcext:value-type="percentage">
            <text:p>91.23%</text:p>
          </table:table-cell>
          <table:table-cell table:formula="of:=[.I33]/[.I12]" office:value-type="percentage" office:value="1.14231652911897" calcext:value-type="percentage">
            <text:p>114.23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67197726999802" calcext:value-type="float">
            <text:p>0.167197726999802</text:p>
          </table:table-cell>
          <table:table-cell office:value-type="float" office:value="0.167344511999545" calcext:value-type="float">
            <text:p>0.167344511999545</text:p>
          </table:table-cell>
          <table:table-cell office:value-type="float" office:value="0.166608337999605" calcext:value-type="float">
            <text:p>0.166608337999605</text:p>
          </table:table-cell>
          <table:table-cell office:value-type="string" calcext:value-type="string">
            <text:p><text:s/></text:p>
          </table:table-cell>
          <table:table-cell table:formula="of:=AVERAGE([.D34:.F34])" office:value-type="float" office:value="0.167050192332984" calcext:value-type="float">
            <text:p>0.167050192332984</text:p>
          </table:table-cell>
          <table:table-cell table:formula="of:=STDEV([.D34:.F34])" office:value-type="float" office:value="0.000389631746629621" calcext:value-type="float">
            <text:p>0.00038963174663</text:p>
          </table:table-cell>
          <table:table-cell/>
          <table:table-cell table:formula="of:=[.H34]/[.H13]" office:value-type="percentage" office:value="0.958118577398314" calcext:value-type="percentage">
            <text:p>95.81%</text:p>
          </table:table-cell>
          <table:table-cell table:formula="of:=[.I34]/[.I13]" office:value-type="percentage" office:value="0.365478961646382" calcext:value-type="percentage">
            <text:p>36.55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77155245300037" calcext:value-type="float">
            <text:p>1.77155245300037</text:p>
          </table:table-cell>
          <table:table-cell office:value-type="float" office:value="1.72595972800082" calcext:value-type="float">
            <text:p>1.72595972800082</text:p>
          </table:table-cell>
          <table:table-cell office:value-type="float" office:value="1.72318075400017" calcext:value-type="float">
            <text:p>1.72318075400017</text:p>
          </table:table-cell>
          <table:table-cell office:value-type="string" calcext:value-type="string">
            <text:p><text:s/></text:p>
          </table:table-cell>
          <table:table-cell table:formula="of:=AVERAGE([.D35:.F35])" office:value-type="float" office:value="1.74023097833378" calcext:value-type="float">
            <text:p>1.74023097833378</text:p>
          </table:table-cell>
          <table:table-cell table:formula="of:=STDEV([.D35:.F35])" office:value-type="float" office:value="0.0271607576402269" calcext:value-type="float">
            <text:p>0.027160757640227</text:p>
          </table:table-cell>
          <table:table-cell/>
          <table:table-cell table:formula="of:=[.H35]/[.H14]" office:value-type="percentage" office:value="0.974817285263448" calcext:value-type="percentage">
            <text:p>97.48%</text:p>
          </table:table-cell>
          <table:table-cell table:formula="of:=[.I35]/[.I14]" office:value-type="percentage" office:value="3.6644924728815" calcext:value-type="percentage">
            <text:p>366.45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8.7845034880002" calcext:value-type="float">
            <text:p>18.7845034880002</text:p>
          </table:table-cell>
          <table:table-cell office:value-type="float" office:value="18.3369735669994" calcext:value-type="float">
            <text:p>18.3369735669994</text:p>
          </table:table-cell>
          <table:table-cell office:value-type="float" office:value="17.9432730640001" calcext:value-type="float">
            <text:p>17.9432730640001</text:p>
          </table:table-cell>
          <table:table-cell office:value-type="string" calcext:value-type="string">
            <text:p><text:s/></text:p>
          </table:table-cell>
          <table:table-cell table:formula="of:=AVERAGE([.D36:.F36])" office:value-type="float" office:value="18.3549167063332" calcext:value-type="float">
            <text:p>18.3549167063332</text:p>
          </table:table-cell>
          <table:table-cell table:formula="of:=STDEV([.D36:.F36])" office:value-type="float" office:value="0.420902154606857" calcext:value-type="float">
            <text:p>0.420902154606857</text:p>
          </table:table-cell>
          <table:table-cell/>
          <table:table-cell table:formula="of:=[.H36]/[.H15]" office:value-type="percentage" office:value="1.03508675482553" calcext:value-type="percentage">
            <text:p>103.51%</text:p>
          </table:table-cell>
          <table:table-cell table:formula="of:=[.I36]/[.I15]" office:value-type="percentage" office:value="2.68630949417031" calcext:value-type="percentage">
            <text:p>268.63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54252059992359" calcext:value-type="float">
            <text:p>0.015425205999236</text:p>
          </table:table-cell>
          <table:table-cell office:value-type="float" office:value="0.0152435739992143" calcext:value-type="float">
            <text:p>0.015243573999214</text:p>
          </table:table-cell>
          <table:table-cell office:value-type="float" office:value="0.0147378040001058" calcext:value-type="float">
            <text:p>0.014737804000106</text:p>
          </table:table-cell>
          <table:table-cell office:value-type="string" calcext:value-type="string">
            <text:p><text:s/></text:p>
          </table:table-cell>
          <table:table-cell table:formula="of:=AVERAGE([.D38:.F38])" office:value-type="float" office:value="0.0151355279995187" calcext:value-type="float">
            <text:p>0.015135527999519</text:p>
          </table:table-cell>
          <table:table-cell table:formula="of:=STDEV([.D38:.F38])" office:value-type="float" office:value="0.000356210374132587" calcext:value-type="float">
            <text:p>0.000356210374133</text:p>
          </table:table-cell>
          <table:table-cell/>
          <table:table-cell table:formula="of:=[.H38]/[.H17]" office:value-type="percentage" office:value="0.900781572561337" calcext:value-type="percentage">
            <text:p>90.08%</text:p>
          </table:table-cell>
          <table:table-cell table:formula="of:=[.I38]/[.I17]" office:value-type="percentage" office:value="0.684603160300471" calcext:value-type="percentage">
            <text:p>68.46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62848040000426" calcext:value-type="float">
            <text:p>0.162848040000426</text:p>
          </table:table-cell>
          <table:table-cell office:value-type="float" office:value="0.164091337000173" calcext:value-type="float">
            <text:p>0.164091337000173</text:p>
          </table:table-cell>
          <table:table-cell office:value-type="float" office:value="0.164277857999878" calcext:value-type="float">
            <text:p>0.164277857999878</text:p>
          </table:table-cell>
          <table:table-cell office:value-type="string" calcext:value-type="string">
            <text:p><text:s/></text:p>
          </table:table-cell>
          <table:table-cell table:formula="of:=AVERAGE([.D39:.F39])" office:value-type="float" office:value="0.163739078333492" calcext:value-type="float">
            <text:p>0.163739078333492</text:p>
          </table:table-cell>
          <table:table-cell table:formula="of:=STDEV([.D39:.F39])" office:value-type="float" office:value="0.000777276980282611" calcext:value-type="float">
            <text:p>0.000777276980283</text:p>
          </table:table-cell>
          <table:table-cell/>
          <table:table-cell table:formula="of:=[.H39]/[.H18]" office:value-type="percentage" office:value="0.938932036152334" calcext:value-type="percentage">
            <text:p>93.89%</text:p>
          </table:table-cell>
          <table:table-cell table:formula="of:=[.I39]/[.I18]" office:value-type="percentage" office:value="0.512197725310849" calcext:value-type="percentage">
            <text:p>51.22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77875755700006" calcext:value-type="float">
            <text:p>1.77875755700006</text:p>
          </table:table-cell>
          <table:table-cell office:value-type="float" office:value="1.80347749500015" calcext:value-type="float">
            <text:p>1.80347749500015</text:p>
          </table:table-cell>
          <table:table-cell office:value-type="float" office:value="1.72993739500089" calcext:value-type="float">
            <text:p>1.72993739500089</text:p>
          </table:table-cell>
          <table:table-cell office:value-type="string" calcext:value-type="string">
            <text:p><text:s/></text:p>
          </table:table-cell>
          <table:table-cell table:formula="of:=AVERAGE([.D40:.F40])" office:value-type="float" office:value="1.77072414900037" calcext:value-type="float">
            <text:p>1.77072414900037</text:p>
          </table:table-cell>
          <table:table-cell table:formula="of:=STDEV([.D40:.F40])" office:value-type="float" office:value="0.0374224305736892" calcext:value-type="float">
            <text:p>0.037422430573689</text:p>
          </table:table-cell>
          <table:table-cell/>
          <table:table-cell table:formula="of:=[.H40]/[.H19]" office:value-type="percentage" office:value="0.988792209630388" calcext:value-type="percentage">
            <text:p>98.88%</text:p>
          </table:table-cell>
          <table:table-cell table:formula="of:=[.I40]/[.I19]" office:value-type="percentage" office:value="36.1023800805461" calcext:value-type="percentage">
            <text:p>3610.24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8.6331208620004" calcext:value-type="float">
            <text:p>18.6331208620004</text:p>
          </table:table-cell>
          <table:table-cell office:value-type="float" office:value="18.1877280280005" calcext:value-type="float">
            <text:p>18.1877280280005</text:p>
          </table:table-cell>
          <table:table-cell office:value-type="float" office:value="17.7768125139992" calcext:value-type="float">
            <text:p>17.7768125139992</text:p>
          </table:table-cell>
          <table:table-cell/>
          <table:table-cell table:formula="of:=AVERAGE([.D41:.F41])" office:value-type="float" office:value="18.199220468" calcext:value-type="float">
            <text:p>18.199220468</text:p>
          </table:table-cell>
          <table:table-cell table:formula="of:=STDEV([.D41:.F41])" office:value-type="float" office:value="0.428269837657291" calcext:value-type="float">
            <text:p>0.428269837657291</text:p>
          </table:table-cell>
          <table:table-cell/>
          <table:table-cell table:formula="of:=[.H41]/[.H20]" office:value-type="percentage" office:value="1.02171742299106" calcext:value-type="percentage">
            <text:p>102.17%</text:p>
          </table:table-cell>
          <table:table-cell table:formula="of:=[.I41]/[.I20]" office:value-type="percentage" office:value="2.780478520897" calcext:value-type="percentage">
            <text:p>278.05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1" office:value-type="string" calcext:value-type="string">
            <text:p>seeded </text:p>
          </table:table-cell>
          <table:table-cell table:number-columns-repeated="1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0150199850004356" calcext:value-type="float">
            <text:p>0.015019985000436</text:p>
          </table:table-cell>
          <table:table-cell office:value-type="float" office:value="0.0147656760000245" calcext:value-type="float">
            <text:p>0.014765676000025</text:p>
          </table:table-cell>
          <table:table-cell office:value-type="float" office:value="0.0148878460004198" calcext:value-type="float">
            <text:p>0.01488784600042</text:p>
          </table:table-cell>
          <table:table-cell office:value-type="string" calcext:value-type="string">
            <text:p><text:s/></text:p>
          </table:table-cell>
          <table:table-cell table:formula="of:=AVERAGE([.D44:.F44])" office:value-type="float" office:value="0.0148911690002933" calcext:value-type="float">
            <text:p>0.014891169000293</text:p>
          </table:table-cell>
          <table:table-cell table:formula="of:=STDEV([.D44:.F44])" office:value-type="float" office:value="0.000127187061718681" calcext:value-type="float">
            <text:p>0.000127187061719</text:p>
          </table:table-cell>
          <table:table-cell/>
          <table:table-cell table:formula="of:=[.H44]/[.H2]" office:value-type="percentage" office:value="0.926663581639576" calcext:value-type="percentage">
            <text:p>92.67%</text:p>
          </table:table-cell>
          <table:table-cell table:formula="of:=[.I44]/[.I2]" office:value-type="percentage" office:value="0.238838940013445" calcext:value-type="percentage">
            <text:p>23.88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0.160104894000142" calcext:value-type="float">
            <text:p>0.160104894000142</text:p>
          </table:table-cell>
          <table:table-cell office:value-type="float" office:value="0.160872316000678" calcext:value-type="float">
            <text:p>0.160872316000678</text:p>
          </table:table-cell>
          <table:table-cell office:value-type="float" office:value="0.159788228000252" calcext:value-type="float">
            <text:p>0.159788228000252</text:p>
          </table:table-cell>
          <table:table-cell office:value-type="string" calcext:value-type="string">
            <text:p><text:s/></text:p>
          </table:table-cell>
          <table:table-cell table:formula="of:=AVERAGE([.D45:.F45])" office:value-type="float" office:value="0.160255146000357" calcext:value-type="float">
            <text:p>0.160255146000357</text:p>
          </table:table-cell>
          <table:table-cell table:formula="of:=STDEV([.D45:.F45])" office:value-type="float" office:value="0.000557443670556077" calcext:value-type="float">
            <text:p>0.000557443670556</text:p>
          </table:table-cell>
          <table:table-cell/>
          <table:table-cell table:formula="of:=[.H45]/[.H3]" office:value-type="percentage" office:value="0.917772007772569" calcext:value-type="percentage">
            <text:p>91.78%</text:p>
          </table:table-cell>
          <table:table-cell table:formula="of:=[.I45]/[.I3]" office:value-type="percentage" office:value="1.84202224751731" calcext:value-type="percentage">
            <text:p>184.2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.72948781000014" calcext:value-type="float">
            <text:p>1.72948781000014</text:p>
          </table:table-cell>
          <table:table-cell office:value-type="float" office:value="1.75099470799978" calcext:value-type="float">
            <text:p>1.75099470799978</text:p>
          </table:table-cell>
          <table:table-cell office:value-type="float" office:value="1.73382137599947" calcext:value-type="float">
            <text:p>1.73382137599947</text:p>
          </table:table-cell>
          <table:table-cell office:value-type="string" calcext:value-type="string">
            <text:p><text:s/></text:p>
          </table:table-cell>
          <table:table-cell table:formula="of:=AVERAGE([.D46:.F46])" office:value-type="float" office:value="1.7381012979998" calcext:value-type="float">
            <text:p>1.7381012979998</text:p>
          </table:table-cell>
          <table:table-cell table:formula="of:=STDEV([.D46:.F46])" office:value-type="float" office:value="0.0113743116116283" calcext:value-type="float">
            <text:p>0.011374311611628</text:p>
          </table:table-cell>
          <table:table-cell/>
          <table:table-cell table:formula="of:=[.H46]/[.H4]" office:value-type="percentage" office:value="0.983400500871952" calcext:value-type="percentage">
            <text:p>98.34%</text:p>
          </table:table-cell>
          <table:table-cell table:formula="of:=[.I46]/[.I4]" office:value-type="percentage" office:value="4.10745470503072" calcext:value-type="percentage">
            <text:p>410.75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office:value-type="float" office:value="17.9449379139996" calcext:value-type="float">
            <text:p>17.9449379139996</text:p>
          </table:table-cell>
          <table:table-cell office:value-type="float" office:value="17.901844557" calcext:value-type="float">
            <text:p>17.901844557</text:p>
          </table:table-cell>
          <table:table-cell office:value-type="float" office:value="17.9896048780001" calcext:value-type="float">
            <text:p>17.9896048780001</text:p>
          </table:table-cell>
          <table:table-cell office:value-type="string" calcext:value-type="string">
            <text:p><text:s/></text:p>
          </table:table-cell>
          <table:table-cell table:formula="of:=AVERAGE([.D47:.F47])" office:value-type="float" office:value="17.9454624496666" calcext:value-type="float">
            <text:p>17.9454624496666</text:p>
          </table:table-cell>
          <table:table-cell table:formula="of:=STDEV([.D47:.F47])" office:value-type="float" office:value="0.0438825117644946" calcext:value-type="float">
            <text:p>0.043882511764495</text:p>
          </table:table-cell>
          <table:table-cell/>
          <table:table-cell table:formula="of:=[.H47]/[.H5]" office:value-type="percentage" office:value="0.985115965754879" calcext:value-type="percentage">
            <text:p>98.51%</text:p>
          </table:table-cell>
          <table:table-cell table:formula="of:=[.I47]/[.I5]" office:value-type="percentage" office:value="0.0318599068885567" calcext:value-type="percentage">
            <text:p>3.19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0143869749999794" calcext:value-type="float">
            <text:p>0.01438697499998</text:p>
          </table:table-cell>
          <table:table-cell office:value-type="float" office:value="0.0143329729999095" calcext:value-type="float">
            <text:p>0.01433297299991</text:p>
          </table:table-cell>
          <table:table-cell office:value-type="float" office:value="0.0142297479997069" calcext:value-type="float">
            <text:p>0.014229747999707</text:p>
          </table:table-cell>
          <table:table-cell office:value-type="string" calcext:value-type="string">
            <text:p><text:s/></text:p>
          </table:table-cell>
          <table:table-cell table:formula="of:=AVERAGE([.D49:.F49])" office:value-type="float" office:value="0.0143165653331986" calcext:value-type="float">
            <text:p>0.014316565333199</text:p>
          </table:table-cell>
          <table:table-cell table:formula="of:=STDEV([.D49:.F49])" office:value-type="float" office:value="0.0000798873647634469" calcext:value-type="float">
            <text:p>7.98873647634469E-05</text:p>
          </table:table-cell>
          <table:table-cell/>
          <table:table-cell table:formula="of:=[.H49]/[.H7]" office:value-type="percentage" office:value="0.916724674722544" calcext:value-type="percentage">
            <text:p>91.67%</text:p>
          </table:table-cell>
          <table:table-cell table:formula="of:=[.I49]/[.I7]" office:value-type="percentage" office:value="0.222114648510451" calcext:value-type="percentage">
            <text:p>22.21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0.162151079000068" calcext:value-type="float">
            <text:p>0.162151079000068</text:p>
          </table:table-cell>
          <table:table-cell office:value-type="float" office:value="0.161564627000189" calcext:value-type="float">
            <text:p>0.161564627000189</text:p>
          </table:table-cell>
          <table:table-cell office:value-type="float" office:value="0.164015704999656" calcext:value-type="float">
            <text:p>0.164015704999656</text:p>
          </table:table-cell>
          <table:table-cell office:value-type="string" calcext:value-type="string">
            <text:p><text:s/></text:p>
          </table:table-cell>
          <table:table-cell table:formula="of:=AVERAGE([.D50:.F50])" office:value-type="float" office:value="0.162577136999971" calcext:value-type="float">
            <text:p>0.162577136999971</text:p>
          </table:table-cell>
          <table:table-cell table:formula="of:=STDEV([.D50:.F50])" office:value-type="float" office:value="0.00127987886314632" calcext:value-type="float">
            <text:p>0.001279878863146</text:p>
          </table:table-cell>
          <table:table-cell/>
          <table:table-cell table:formula="of:=[.H50]/[.H8]" office:value-type="percentage" office:value="0.965103434547917" calcext:value-type="percentage">
            <text:p>96.51%</text:p>
          </table:table-cell>
          <table:table-cell table:formula="of:=[.I50]/[.I8]" office:value-type="percentage" office:value="2.09251815584458" calcext:value-type="percentage">
            <text:p>209.25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.76689861399973" calcext:value-type="float">
            <text:p>1.76689861399973</text:p>
          </table:table-cell>
          <table:table-cell office:value-type="float" office:value="1.76631453700065" calcext:value-type="float">
            <text:p>1.76631453700065</text:p>
          </table:table-cell>
          <table:table-cell office:value-type="float" office:value="1.75428124600057" calcext:value-type="float">
            <text:p>1.75428124600057</text:p>
          </table:table-cell>
          <table:table-cell office:value-type="string" calcext:value-type="string">
            <text:p><text:s/></text:p>
          </table:table-cell>
          <table:table-cell table:formula="of:=AVERAGE([.D51:.F51])" office:value-type="float" office:value="1.76249813233365" calcext:value-type="float">
            <text:p>1.76249813233365</text:p>
          </table:table-cell>
          <table:table-cell table:formula="of:=STDEV([.D51:.F51])" office:value-type="float" office:value="0.00712202234223254" calcext:value-type="float">
            <text:p>0.007122022342233</text:p>
          </table:table-cell>
          <table:table-cell/>
          <table:table-cell table:formula="of:=[.H51]/[.H9]" office:value-type="percentage" office:value="1.01965839148737" calcext:value-type="percentage">
            <text:p>101.97%</text:p>
          </table:table-cell>
          <table:table-cell table:formula="of:=[.I51]/[.I9]" office:value-type="percentage" office:value="0.511132837557493" calcext:value-type="percentage">
            <text:p>51.11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float" office:value="17.7984807749999" calcext:value-type="float">
            <text:p>17.7984807749999</text:p>
          </table:table-cell>
          <table:table-cell office:value-type="float" office:value="17.8360402989993" calcext:value-type="float">
            <text:p>17.8360402989993</text:p>
          </table:table-cell>
          <table:table-cell office:value-type="float" office:value="17.5679862540001" calcext:value-type="float">
            <text:p>17.5679862540001</text:p>
          </table:table-cell>
          <table:table-cell office:value-type="string" calcext:value-type="string">
            <text:p><text:s/></text:p>
          </table:table-cell>
          <table:table-cell table:formula="of:=AVERAGE([.D52:.F52])" office:value-type="float" office:value="17.7341691093331" calcext:value-type="float">
            <text:p>17.7341691093331</text:p>
          </table:table-cell>
          <table:table-cell table:formula="of:=STDEV([.D52:.F52])" office:value-type="float" office:value="0.145138676843009" calcext:value-type="float">
            <text:p>0.145138676843009</text:p>
          </table:table-cell>
          <table:table-cell/>
          <table:table-cell table:formula="of:=[.H52]/[.H10]" office:value-type="percentage" office:value="1.00965477845644" calcext:value-type="percentage">
            <text:p>100.97%</text:p>
          </table:table-cell>
          <table:table-cell table:formula="of:=[.I52]/[.I10]" office:value-type="percentage" office:value="0.452303051168371" calcext:value-type="percentage">
            <text:p>45.23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0148758929999531" calcext:value-type="float">
            <text:p>0.014875892999953</text:p>
          </table:table-cell>
          <table:table-cell office:value-type="float" office:value="0.0148882069997853" calcext:value-type="float">
            <text:p>0.014888206999785</text:p>
          </table:table-cell>
          <table:table-cell office:value-type="float" office:value="0.0149967699999252" calcext:value-type="float">
            <text:p>0.014996769999925</text:p>
          </table:table-cell>
          <table:table-cell office:value-type="string" calcext:value-type="string">
            <text:p><text:s/></text:p>
          </table:table-cell>
          <table:table-cell table:formula="of:=AVERAGE([.D54:.F54])" office:value-type="float" office:value="0.0149202899998879" calcext:value-type="float">
            <text:p>0.014920289999888</text:p>
          </table:table-cell>
          <table:table-cell table:formula="of:=STDEV([.D54:.F54])" office:value-type="float" office:value="0.0000665191810852151" calcext:value-type="float">
            <text:p>6.65191810852151E-05</text:p>
          </table:table-cell>
          <table:table-cell/>
          <table:table-cell table:formula="of:=[.H54]/[.H12]" office:value-type="percentage" office:value="0.915920032072045" calcext:value-type="percentage">
            <text:p>91.59%</text:p>
          </table:table-cell>
          <table:table-cell table:formula="of:=[.I54]/[.I12]" office:value-type="percentage" office:value="0.19895008832589" calcext:value-type="percentage">
            <text:p>19.90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0.166194139999789" calcext:value-type="float">
            <text:p>0.166194139999789</text:p>
          </table:table-cell>
          <table:table-cell office:value-type="float" office:value="0.166488873999697" calcext:value-type="float">
            <text:p>0.166488873999697</text:p>
          </table:table-cell>
          <table:table-cell office:value-type="float" office:value="0.165814845999194" calcext:value-type="float">
            <text:p>0.165814845999194</text:p>
          </table:table-cell>
          <table:table-cell office:value-type="string" calcext:value-type="string">
            <text:p><text:s/></text:p>
          </table:table-cell>
          <table:table-cell table:formula="of:=AVERAGE([.D55:.F55])" office:value-type="float" office:value="0.166165953332893" calcext:value-type="float">
            <text:p>0.166165953332893</text:p>
          </table:table-cell>
          <table:table-cell table:formula="of:=STDEV([.D55:.F55])" office:value-type="float" office:value="0.000337896881472199" calcext:value-type="float">
            <text:p>0.000337896881472</text:p>
          </table:table-cell>
          <table:table-cell/>
          <table:table-cell table:formula="of:=[.H55]/[.H13]" office:value-type="percentage" office:value="0.953047012971985" calcext:value-type="percentage">
            <text:p>95.30%</text:p>
          </table:table-cell>
          <table:table-cell table:formula="of:=[.I55]/[.I13]" office:value-type="percentage" office:value="0.31695107611804" calcext:value-type="percentage">
            <text:p>31.70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.73720095899989" calcext:value-type="float">
            <text:p>1.73720095899989</text:p>
          </table:table-cell>
          <table:table-cell office:value-type="float" office:value="1.71702227700007" calcext:value-type="float">
            <text:p>1.71702227700007</text:p>
          </table:table-cell>
          <table:table-cell office:value-type="float" office:value="1.72884397899998" calcext:value-type="float">
            <text:p>1.72884397899998</text:p>
          </table:table-cell>
          <table:table-cell office:value-type="string" calcext:value-type="string">
            <text:p><text:s/></text:p>
          </table:table-cell>
          <table:table-cell table:formula="of:=AVERAGE([.D56:.F56])" office:value-type="float" office:value="1.72768907166665" calcext:value-type="float">
            <text:p>1.72768907166665</text:p>
          </table:table-cell>
          <table:table-cell table:formula="of:=STDEV([.D56:.F56])" office:value-type="float" office:value="0.0101387948013525" calcext:value-type="float">
            <text:p>0.010138794801353</text:p>
          </table:table-cell>
          <table:table-cell/>
          <table:table-cell table:formula="of:=[.H56]/[.H14]" office:value-type="percentage" office:value="0.967791742354774" calcext:value-type="percentage">
            <text:p>96.78%</text:p>
          </table:table-cell>
          <table:table-cell table:formula="of:=[.I56]/[.I14]" office:value-type="percentage" office:value="1.36791240236316" calcext:value-type="percentage">
            <text:p>136.79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17.923285111" calcext:value-type="float">
            <text:p>17.923285111</text:p>
          </table:table-cell>
          <table:table-cell office:value-type="float" office:value="17.9461519859997" calcext:value-type="float">
            <text:p>17.9461519859997</text:p>
          </table:table-cell>
          <table:table-cell office:value-type="float" office:value="17.9640510030004" calcext:value-type="float">
            <text:p>17.9640510030004</text:p>
          </table:table-cell>
          <table:table-cell office:value-type="string" calcext:value-type="string">
            <text:p><text:s/></text:p>
          </table:table-cell>
          <table:table-cell table:formula="of:=AVERAGE([.D57:.F57])" office:value-type="float" office:value="17.9444960333334" calcext:value-type="float">
            <text:p>17.9444960333334</text:p>
          </table:table-cell>
          <table:table-cell table:formula="of:=STDEV([.D57:.F57])" office:value-type="float" office:value="0.0204333336014961" calcext:value-type="float">
            <text:p>0.020433333601496</text:p>
          </table:table-cell>
          <table:table-cell/>
          <table:table-cell table:formula="of:=[.H57]/[.H15]" office:value-type="percentage" office:value="1.01194194794214" calcext:value-type="percentage">
            <text:p>101.19%</text:p>
          </table:table-cell>
          <table:table-cell table:formula="of:=[.I57]/[.I15]" office:value-type="percentage" office:value="0.130410969510285" calcext:value-type="percentage">
            <text:p>13.04%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0152057740006057" calcext:value-type="float">
            <text:p>0.015205774000606</text:p>
          </table:table-cell>
          <table:table-cell office:value-type="float" office:value="0.0149289730006785" calcext:value-type="float">
            <text:p>0.014928973000679</text:p>
          </table:table-cell>
          <table:table-cell office:value-type="float" office:value="0.0150328879999506" calcext:value-type="float">
            <text:p>0.015032887999951</text:p>
          </table:table-cell>
          <table:table-cell office:value-type="string" calcext:value-type="string">
            <text:p><text:s/></text:p>
          </table:table-cell>
          <table:table-cell table:formula="of:=AVERAGE([.D59:.F59])" office:value-type="float" office:value="0.015055878333745" calcext:value-type="float">
            <text:p>0.015055878333745</text:p>
          </table:table-cell>
          <table:table-cell table:formula="of:=STDEV([.D59:.F59])" office:value-type="float" office:value="0.000139825301630851" calcext:value-type="float">
            <text:p>0.000139825301631</text:p>
          </table:table-cell>
          <table:table-cell/>
          <table:table-cell table:formula="of:=[.H59]/[.H17]" office:value-type="percentage" office:value="0.896041272045101" calcext:value-type="percentage">
            <text:p>89.60%</text:p>
          </table:table-cell>
          <table:table-cell table:formula="of:=[.I59]/[.I17]" office:value-type="percentage" office:value="0.268731205876719" calcext:value-type="percentage">
            <text:p>26.87%</text:p>
          </table:table-cell>
        </table:table-row>
        <table:table-row table:style-name="ro2">
          <table:table-cell office:value-type="float" office:value="13410" calcext:value-type="float">
            <text:p>134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0.160089373999654" calcext:value-type="float">
            <text:p>0.160089373999654</text:p>
          </table:table-cell>
          <table:table-cell office:value-type="float" office:value="0.161179793999509" calcext:value-type="float">
            <text:p>0.161179793999509</text:p>
          </table:table-cell>
          <table:table-cell office:value-type="float" office:value="0.162850603999686" calcext:value-type="float">
            <text:p>0.162850603999686</text:p>
          </table:table-cell>
          <table:table-cell office:value-type="string" calcext:value-type="string">
            <text:p><text:s/></text:p>
          </table:table-cell>
          <table:table-cell table:formula="of:=AVERAGE([.D60:.F60])" office:value-type="float" office:value="0.16137325733295" calcext:value-type="float">
            <text:p>0.16137325733295</text:p>
          </table:table-cell>
          <table:table-cell table:formula="of:=STDEV([.D60:.F60])" office:value-type="float" office:value="0.00139074398230223" calcext:value-type="float">
            <text:p>0.001390743982302</text:p>
          </table:table-cell>
          <table:table-cell/>
          <table:table-cell table:formula="of:=[.H60]/[.H18]" office:value-type="percentage" office:value="0.925365664875423" calcext:value-type="percentage">
            <text:p>92.54%</text:p>
          </table:table-cell>
          <table:table-cell table:formula="of:=[.I60]/[.I18]" office:value-type="percentage" office:value="0.916450534744972" calcext:value-type="percentage">
            <text:p>91.65%</text:p>
          </table:table-cell>
        </table:table-row>
        <table:table-row table:style-name="ro2">
          <table:table-cell office:value-type="float" office:value="134100" calcext:value-type="float">
            <text:p>134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.71763975799968" calcext:value-type="float">
            <text:p>1.71763975799968</text:p>
          </table:table-cell>
          <table:table-cell office:value-type="float" office:value="1.70205302799968" calcext:value-type="float">
            <text:p>1.70205302799968</text:p>
          </table:table-cell>
          <table:table-cell office:value-type="float" office:value="1.69587516499996" calcext:value-type="float">
            <text:p>1.69587516499996</text:p>
          </table:table-cell>
          <table:table-cell office:value-type="string" calcext:value-type="string">
            <text:p><text:s/></text:p>
          </table:table-cell>
          <table:table-cell table:formula="of:=AVERAGE([.D61:.F61])" office:value-type="float" office:value="1.70518931699977" calcext:value-type="float">
            <text:p>1.70518931699977</text:p>
          </table:table-cell>
          <table:table-cell table:formula="of:=STDEV([.D61:.F61])" office:value-type="float" office:value="0.0112161316250254" calcext:value-type="float">
            <text:p>0.011216131625025</text:p>
          </table:table-cell>
          <table:table-cell/>
          <table:table-cell table:formula="of:=[.H61]/[.H19]" office:value-type="percentage" office:value="0.952196824980438" calcext:value-type="percentage">
            <text:p>95.22%</text:p>
          </table:table-cell>
          <table:table-cell table:formula="of:=[.I61]/[.I19]" office:value-type="percentage" office:value="10.820490298265" calcext:value-type="percentage">
            <text:p>1082.05%</text:p>
          </table:table-cell>
        </table:table-row>
        <table:table-row table:style-name="ro2">
          <table:table-cell office:value-type="float" office:value="1341000" calcext:value-type="float">
            <text:p>134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8.0402937819999" calcext:value-type="float">
            <text:p>18.0402937819999</text:p>
          </table:table-cell>
          <table:table-cell office:value-type="float" office:value="17.8508659190002" calcext:value-type="float">
            <text:p>17.8508659190002</text:p>
          </table:table-cell>
          <table:table-cell office:value-type="float" office:value="18.310393703" calcext:value-type="float">
            <text:p>18.310393703</text:p>
          </table:table-cell>
          <table:table-cell/>
          <table:table-cell table:formula="of:=AVERAGE([.D62:.F62])" office:value-type="float" office:value="18.0671844680001" calcext:value-type="float">
            <text:p>18.0671844680001</text:p>
          </table:table-cell>
          <table:table-cell table:formula="of:=STDEV([.D62:.F62])" office:value-type="float" office:value="0.230941069998661" calcext:value-type="float">
            <text:p>0.230941069998661</text:p>
          </table:table-cell>
          <table:table-cell/>
          <table:table-cell table:formula="of:=[.H62]/[.H20]" office:value-type="percentage" office:value="1.01430482628675" calcext:value-type="percentage">
            <text:p>101.43%</text:p>
          </table:table-cell>
          <table:table-cell table:formula="of:=[.I62]/[.I20]" office:value-type="percentage" office:value="1.49935070897542" calcext:value-type="percentage">
            <text:p>149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01:02:13.924129522</meta:creation-date>
    <dc:date>2021-05-19T15:34:19.007621402</dc:date>
    <meta:editing-duration>PT13H32M8S</meta:editing-duration>
    <meta:editing-cycles>8</meta:editing-cycles>
    <meta:generator>LibreOffice/7.1.2.2$Linux_X86_64 LibreOffice_project/10$Build-2</meta:generator>
    <meta:document-statistic meta:table-count="4" meta:cell-count="1161" meta:object-count="0"/>
  </office:meta>
</office:document-meta>
</file>